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Lohit Devanagari" svg:font-family="Lohit Devanagari" style:font-family-generic="swiss"/>
    <style:font-face style:name="Liberation Mono" svg:font-family="Liberation Mono" style:font-family-generic="modern" style:font-pitch="fixed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5pt" style:font-size-asian="15pt" style:font-size-complex="15pt"/>
    </style:style>
    <style:style style:name="P7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5pt" style:font-size-asian="15pt" style:font-size-complex="15pt"/>
    </style:style>
    <style:style style:name="P8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9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0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1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2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3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4" style:parent-style-name="Standard" style:family="paragraph">
      <style:paragraph-properties fo:text-align="center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18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9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20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21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22" style:parent-style-name="Standard" style:family="paragraph">
      <style:paragraph-properties fo:text-align="center">
        <style:tab-stops>
          <style:tab-stop style:type="left" style:position="4.0354in"/>
        </style:tab-stops>
      </style:paragraph-properties>
      <style:text-properties style:font-name="Times New Roman" style:font-name-asian="Times New Roman" style:font-name-complex="Times New Roman" fo:font-size="18pt" style:font-size-asian="18pt" style:font-size-complex="18pt"/>
    </style:style>
    <style:style style:name="P23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24" style:parent-style-name="Standard" style:family="paragraph">
      <style:paragraph-properties fo:margin-left="4.3305in" fo:margin-right="-0.3152in">
        <style:tab-stops/>
      </style:paragraph-properties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P26" style:parent-style-name="Standard" style:family="paragraph">
      <style:paragraph-properties fo:margin-left="4.3305in" fo:margin-right="-0.3152in">
        <style:tab-stops/>
      </style:paragraph-properties>
      <style:text-properties style:font-name="Times New Roman" style:font-name-asian="Times New Roman" style:font-name-complex="Times New Roman" fo:font-size="16pt" style:font-size-asian="16pt" style:font-size-complex="16pt"/>
    </style:style>
    <style:style style:name="P27" style:parent-style-name="Standard" style:family="paragraph">
      <style:paragraph-properties fo:margin-left="4.3305in" fo:margin-right="-0.3152in">
        <style:tab-stops/>
      </style:paragraph-properties>
      <style:text-properties style:font-name="Times New Roman" style:font-name-asian="Times New Roman" style:font-name-complex="Times New Roman" fo:font-size="16pt" style:font-size-asian="16pt" style:font-size-complex="16pt"/>
    </style:style>
    <style:style style:name="P28" style:parent-style-name="Standard" style:family="paragraph">
      <style:paragraph-properties fo:margin-left="4.3305in" fo:margin-right="-0.3152in">
        <style:tab-stops/>
      </style:paragraph-properties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T30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P32" style:parent-style-name="Standard" style:family="paragraph">
      <style:paragraph-properties fo:margin-left="4.3305in" fo:margin-right="-0.3152in">
        <style:tab-stops/>
      </style:paragraph-properties>
      <style:text-properties style:font-name="Times New Roman" style:font-name-asian="Times New Roman" style:font-name-complex="Times New Roman" fo:font-size="16pt" style:font-size-asian="16pt" style:font-size-complex="16pt"/>
    </style:style>
    <style:style style:name="P33" style:parent-style-name="Standard" style:family="paragraph">
      <style:paragraph-properties fo:margin-left="4.3305in" fo:margin-right="-0.3152in">
        <style:tab-stops/>
      </style:paragraph-properties>
      <style:text-properties style:font-name="Times New Roman" style:font-name-asian="Times New Roman" style:font-name-complex="Times New Roman" fo:font-size="16pt" style:font-size-asian="16pt" style:font-size-complex="16pt"/>
    </style:style>
    <style:style style:name="P34" style:parent-style-name="Standard" style:family="paragraph">
      <style:paragraph-properties fo:text-align="end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35" style:parent-style-name="Заголовоктаблицыссылок" style:family="paragraph">
      <style:paragraph-properties fo:text-align="center"/>
      <style:text-properties style:font-name="Times New Roman" fo:color="#000000" fo:font-size="18pt" style:font-size-asian="18pt" style:font-size-complex="18pt"/>
    </style:style>
    <style:style style:name="P36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37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38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39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40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41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42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43" style:parent-style-name="Заголовок1" style:family="paragraph">
      <style:paragraph-properties fo:break-before="page"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4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5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46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7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48" style:parent-style-name="Textbody" style:family="paragraph">
      <style:text-properties style:font-name="Times New Roman" style:font-name-complex="Times New Roman" fo:font-size="16pt" style:font-size-asian="16pt" style:font-size-complex="16pt"/>
    </style:style>
    <style:style style:name="P49" style:parent-style-name="Textbody" style:family="paragraph">
      <style:paragraph-properties fo:text-align="center" fo:margin-left="0.25in">
        <style:tab-stops/>
      </style:paragraph-properties>
    </style:style>
    <style:style style:name="T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5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5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5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5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5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5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5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6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6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6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6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6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6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6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6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6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6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7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7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7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7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7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7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7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7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7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7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8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8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8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8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8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8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8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8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8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8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90" style:parent-style-name="Textbody" style:family="paragraph">
      <style:paragraph-properties fo:margin-left="0.5in">
        <style:tab-stops/>
      </style:paragraph-properties>
    </style:style>
    <style:style style:name="T91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92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P9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/>
    </style:style>
    <style:style style:name="P94" style:parent-style-name="Textbody" style:family="paragraph">
      <style:paragraph-properties fo:margin-left="0.5in">
        <style:tab-stops/>
      </style:paragraph-properties>
    </style:style>
    <style:style style:name="T95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96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P9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9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9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0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0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0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0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0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0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0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0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0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0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1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1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1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1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1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1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1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1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1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1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2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21" style:parent-style-name="Textbody" style:family="paragraph">
      <style:paragraph-properties fo:text-align="center" fo:margin-left="0.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3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3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3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3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3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36" style:parent-style-name="Textbody" style:family="paragraph">
      <style:text-properties style:font-name="Times New Roman" style:font-name-complex="Times New Roman" fo:font-size="16pt" style:font-size-asian="16pt" style:font-size-complex="16pt"/>
    </style:style>
    <style:style style:name="P137" style:parent-style-name="Textbody" style:family="paragraph">
      <style:paragraph-properties fo:text-align="center" fo:margin-left="0.5in">
        <style:tab-stops/>
      </style:paragraph-properties>
    </style:style>
    <style:style style:name="T1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4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4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4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4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4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4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4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4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4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5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5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5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5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5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5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5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5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5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5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6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6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6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6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6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6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6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6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6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6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7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7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7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7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7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7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7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7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7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7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8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8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8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8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8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85" style:parent-style-name="Textbody" style:family="paragraph">
      <style:paragraph-properties fo:margin-left="0.5in">
        <style:tab-stops/>
      </style:paragraph-properties>
    </style:style>
    <style:style style:name="T186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P18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8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8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9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9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9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9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94" style:parent-style-name="Textbody" style:family="paragraph">
      <style:paragraph-properties fo:margin-left="0.5in">
        <style:tab-stops/>
      </style:paragraph-properties>
    </style:style>
    <style:style style:name="T195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196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P19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/>
    </style:style>
    <style:style style:name="P198" style:parent-style-name="Textbody" style:family="paragraph">
      <style:paragraph-properties fo:margin-left="0.5in">
        <style:tab-stops/>
      </style:paragraph-properties>
    </style:style>
    <style:style style:name="T199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200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T201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202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P20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04" style:parent-style-name="Textbody" style:family="paragraph">
      <style:paragraph-properties fo:text-align="center" fo:margin-left="0.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20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0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20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08" style:parent-style-name="Textbody" style:family="paragraph">
      <style:text-properties style:font-name="Times New Roman" style:font-name-complex="Times New Roman" fo:font-size="16pt" style:font-size-asian="16pt" style:font-size-complex="16pt"/>
    </style:style>
    <style:style style:name="P209" style:parent-style-name="Textbody" style:family="paragraph">
      <style:paragraph-properties fo:text-align="center" fo:margin-left="0.5in">
        <style:tab-stops/>
      </style:paragraph-properties>
    </style:style>
    <style:style style:name="T2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1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1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1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1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1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1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1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1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2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2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2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2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2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2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2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2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2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2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3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3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3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3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3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3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3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3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3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3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4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4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4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4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4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4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4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4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4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4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5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5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5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5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5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5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5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5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5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5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6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6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6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6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6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6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6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6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6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6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7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7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7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7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7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7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7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7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7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7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8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8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8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8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8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8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8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8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8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8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9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9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9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9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9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9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9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9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9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9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0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0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0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0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0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0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0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0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0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0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1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1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1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1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1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1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1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1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1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1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2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2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2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2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2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2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26" style:parent-style-name="Textbody" style:family="paragraph">
      <style:paragraph-properties fo:text-align="center" fo:margin-left="0.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32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2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2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3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3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3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333" style:parent-style-name="Textbody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334" style:parent-style-name="Textbody" style:family="paragraph">
      <style:text-properties style:font-name="Times New Roman" style:font-name-complex="Times New Roman" fo:font-size="12pt" style:font-size-asian="12pt" style:font-size-complex="12pt"/>
    </style:style>
    <style:style style:name="P335" style:parent-style-name="Textbody" style:family="paragraph">
      <style:text-properties style:font-name="Times New Roman" style:font-name-complex="Times New Roman" fo:font-size="16pt" style:font-size-asian="16pt" style:font-size-complex="16pt"/>
    </style:style>
    <style:style style:name="P336" style:parent-style-name="Textbody" style:family="paragraph">
      <style:paragraph-properties fo:text-align="center" fo:margin-left="0.5in">
        <style:tab-stops/>
      </style:paragraph-properties>
    </style:style>
    <style:style style:name="T3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3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34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4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4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4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4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4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4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4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4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4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5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5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5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5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5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5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5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5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5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5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6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6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6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6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6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6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6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6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6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6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7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7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7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7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7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7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7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7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7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7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8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8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8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8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8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8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8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8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8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8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9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9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9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9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9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9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9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9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9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9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0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0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0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0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0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0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0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0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08" style:parent-style-name="Textbody" style:family="paragraph">
      <style:paragraph-properties fo:margin-left="0.5in">
        <style:tab-stops/>
      </style:paragraph-properties>
    </style:style>
    <style:style style:name="T409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410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T411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412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T413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414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P41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1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1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1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1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2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2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2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2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2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2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2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2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2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2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3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3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3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3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3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3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3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3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3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3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4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4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4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4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4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4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4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4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4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4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5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5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5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5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5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5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5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5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5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5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6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6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6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6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6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6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6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6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6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6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7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7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7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7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7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7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7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7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7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7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8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8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8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8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8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8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8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8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8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8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9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9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9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9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9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9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9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9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9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9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50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501" style:parent-style-name="Textbody" style:family="paragraph">
      <style:paragraph-properties fo:margin-left="0.5in">
        <style:tab-stops/>
      </style:paragraph-properties>
    </style:style>
    <style:style style:name="T502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503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T504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505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T506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507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P50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50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51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51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51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513" style:parent-style-name="Textbody" style:family="paragraph">
      <style:paragraph-properties fo:text-align="center" fo:margin-left="0.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514" style:parent-style-name="Textbody" style:family="paragraph">
      <style:text-properties style:font-name="Times New Roman" style:font-name-complex="Times New Roman" fo:font-size="12pt" style:font-size-asian="12pt" style:font-size-complex="12pt"/>
    </style:style>
    <style:style style:name="T515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516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T517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518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T519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520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T521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522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T523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524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T525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526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T527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528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T529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530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T531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532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T533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534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T535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536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T537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538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T539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540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T541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542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T543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544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T545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546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P547" style:parent-style-name="Textbody" style:family="paragraph">
      <style:text-properties style:font-name="Times New Roman" style:font-name-complex="Times New Roman" fo:font-size="12pt" style:font-size-asian="12pt" style:font-size-complex="12pt"/>
    </style:style>
    <style:style style:name="P548" style:parent-style-name="Textbody" style:family="paragraph">
      <style:text-properties style:font-name="Times New Roman" style:font-name-complex="Times New Roman" fo:font-size="16pt" style:font-size-asian="16pt" style:font-size-complex="16pt"/>
    </style:style>
    <style:style style:name="P549" style:parent-style-name="Textbody" style:family="paragraph">
      <style:paragraph-properties fo:text-align="center" fo:margin-left="0.5in">
        <style:tab-stops/>
      </style:paragraph-properties>
    </style:style>
    <style:style style:name="T5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5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55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55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55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55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55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55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55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56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56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56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56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56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56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56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56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56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56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57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57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57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57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57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57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57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57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57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57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58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58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58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58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58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58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58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58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58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58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59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59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59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59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59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59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59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59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59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59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0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0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0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0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0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0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0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0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0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0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1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1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1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1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1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1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1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1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1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1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2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2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2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2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2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2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2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2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2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2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3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3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3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3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3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3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3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3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3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3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4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4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4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4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4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4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4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4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4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4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5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5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5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5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5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5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5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5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5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5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6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6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6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6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6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6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6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6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6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6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7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7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7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7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7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7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7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7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7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7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8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8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8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8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8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8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8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8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8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8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9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9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9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9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9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9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9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9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9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69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0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0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0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0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0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0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0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0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0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0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1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1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1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1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1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1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1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1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1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1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2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2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2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2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2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2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2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2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2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2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3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3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3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3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3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3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3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3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3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3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4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4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4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4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4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4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4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4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4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4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5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5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5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5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5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5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5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5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5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5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6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6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6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6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6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6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6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6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6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6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7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7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7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7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7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7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7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7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7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7pt" style:font-size-asian="7pt" style:font-size-complex="7pt" fo:language="en" fo:country="US"/>
    </style:style>
    <style:style style:name="P779" style:parent-style-name="Textbody" style:family="paragraph">
      <style:paragraph-properties fo:text-align="center" fo:margin-left="0.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78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8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8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8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784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T78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78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78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7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Московский авиационный институт (национальный исследовательский университет)</text:p>
      <text:p text:style-name="P5"/>
      <text:p text:style-name="P6">Институт информационных технологий и прикладной математики</text:p>
      <text:p text:style-name="P7">«Кафедра вычислительной математики и программирования»</text:p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Лабораторная работа по предмету<text:s/></text:span><text:span text:style-name="T16">"Операционные системы" №</text:span><text:span text:style-name="T17">8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><text:span text:style-name="T25">Студент: Лебедько П. В.</text:span></text:p>
      <text:p text:style-name="P26">Преподаватель: Миронов Е.С.</text:p>
      <text:p text:style-name="P27">Группа: М8О-207Б-22</text:p>
      <text:p text:style-name="P28"><text:span text:style-name="T29">Дата: 2</text:span><text:span text:style-name="T30">2.12</text:span><text:span text:style-name="T31">.2023</text:span></text:p>
      <text:p text:style-name="P32">Оценка:</text:p>
      <text:p text:style-name="P33">Подпись:</text:p>
      <text:p text:style-name="P34"/>
      <text:soft-page-break/>
      <text:p text:style-name="P35">Оглавление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6"><text:a xlink:href="#__RefHeading__738_2004454639" office:target-frame-name="_top" xlink:show="replace">Цель работы<text:tab/>3</text:a></text:p>
          <text:p text:style-name="P37"><text:a xlink:href="#__RefHeading__740_2004454639" office:target-frame-name="_top" xlink:show="replace">Постановка задачи<text:tab/>3</text:a></text:p>
          <text:p text:style-name="P38"><text:a xlink:href="#__RefHeading__742_2004454639" office:target-frame-name="_top" xlink:show="replace">Общие сведения о программе<text:tab/>4</text:a></text:p>
          <text:p text:style-name="P39"><text:a xlink:href="#__RefHeading__744_2004454639" office:target-frame-name="_top" xlink:show="replace">Общий алгоритм решения<text:tab/>5</text:a></text:p>
          <text:p text:style-name="P40"><text:a xlink:href="#__RefHeading__746_2004454639" office:target-frame-name="_top" xlink:show="replace">Реализация<text:tab/>5</text:a></text:p>
          <text:p text:style-name="P41"><text:a xlink:href="#__RefHeading__748_2004454639" office:target-frame-name="_top" xlink:show="replace">Пример работы<text:tab/>7</text:a></text:p>
          <text:p text:style-name="P42"><text:a xlink:href="#__RefHeading__750_2004454639" office:target-frame-name="_top" xlink:show="replace">Вывод<text:tab/>7</text:a></text:p>
        </text:index-body>
      </text:table-of-content>
      <text:p text:style-name="Contents1"/>
      <text:h text:style-name="P43" text:outline-level="1"><text:bookmark-start text:name="Bookmark"/><text:bookmark-start text:name="__RefHeading__738_2004454639"/><text:bookmark-end text:name="Bookmark"/><text:soft-page-break/>Цель работы<text:bookmark-end text:name="__RefHeading__738_2004454639"/></text:h>
      <text:p text:style-name="P44">Приобретение практических навыков диагностики работы программного обеспечения.</text:p>
      <text:h text:style-name="P45" text:outline-level="1"><text:bookmark-start text:name="Bookmark1"/><text:bookmark-start text:name="__RefHeading__740_2004454639"/><text:bookmark-end text:name="Bookmark1"/>Постановка задачи<text:bookmark-end text:name="__RefHeading__740_2004454639"/></text:h>
      <text:p text:style-name="P46">При выполнении лабораторных работ по курсу ОС необходимо продемонстрировать ключевые системные вызовы, которые в них используются и то, что их использование соответствует варианту ЛР. По итогам выполнения всех лабораторных работ отчет по данной ЛР должен содержать краткую сводку по исследованию написанных программ.</text:p>
      <text:h text:style-name="P47" text:outline-level="1">Лабораторные работы</text:h>
      <text:list text:style-name="LFO6" text:continue-numbering="true">
        <text:list-item>
          <text:p text:style-name="P48">Первая</text:p>
        </text:list-item>
      </text:list>
      <text:p text:style-name="P49"><text:span text:style-name="T50">Листинг</text:span><text:span text:style-name="T51"><text:s/></text:span><text:span text:style-name="T52">strace</text:span></text:p>
      <text:p text:style-name="P53">platon@Seryi:~/OS/OS/1$ strace ./parent</text:p>
      <text:p text:style-name="P54">execve("./parent", ["./parent"], 0x7ffe365e4320 /* 35 vars */) = 0</text:p>
      <text:p text:style-name="P55">brk(NULL) <text:s text:c="30"/>= 0x55ba405f4000</text:p>
      <text:p text:style-name="P56">arch_prctl(0x3001 /* ARCH_??? */, 0x7ffd3a6cf9e0) = -1 EINVAL (Invalid argument)</text:p>
      <text:p text:style-name="P57">mmap(NULL, 8192, PROT_READ|PROT_WRITE, MAP_PRIVATE|MAP_ANONYMOUS, -1, 0) = 0x7f0eaed9c000</text:p>
      <text:p text:style-name="P58">access("/etc/ld.so.preload", R_OK) <text:s text:c="5"/>= -1 ENOENT (No such file or directory)</text:p>
      <text:p text:style-name="P59">openat(AT_FDCWD, "/etc/ld.so.cache", O_RDONLY|O_CLOEXEC) = 3</text:p>
      <text:p text:style-name="P60">newfstatat(3, "", {st_mode=S_IFREG|0644, st_size=19391, ...}, AT_EMPTY_PATH) = 0</text:p>
      <text:p text:style-name="P61">mmap(NULL, 19391, PROT_READ, MAP_PRIVATE, 3, 0) = 0x7f0eaed97000</text:p>
      <text:p text:style-name="P62">close(3) <text:s text:c="31"/>= 0</text:p>
      <text:p text:style-name="P63">openat(AT_FDCWD, "/lib/x86_64-linux-gnu/libc.so.6", O_RDONLY|O_CLOEXEC) = 3</text:p>
      <text:p text:style-name="P64">read(3, "\177ELF\2\1\1\3\0\0\0\0\0\0\0\0\3\0&gt;\0\1\0\0\0P\237\2\0\0\0\0\0"..., 832) = 832</text:p>
      <text:p text:style-name="P65">pread64(3, "\6\0\0\0\4\0\0\0@\0\0\0\0\0\0\0@\0\0\0\0\0\0\0@\0\0\0\0\0\0\0"..., 784, 64) = 784</text:p>
      <text:p text:style-name="P66">pread64(3, "\4\0\0\0 \0\0\0\5\0\0\0GNU\0\2\0\0\300\4\0\0\0\3\0\0\0\0\0\0\0"..., 48, 848) = 48</text:p>
      <text:p text:style-name="P67">pread64(3, "\4\0\0\0\24\0\0\0\3\0\0\0GNU\0 =\340\2563\265?\356\25x\261\27\313A#\350"..., 68, 896) = 68</text:p>
      <text:p text:style-name="P68">newfstatat(3, "", {st_mode=S_IFREG|0755, st_size=2216304, ...}, AT_EMPTY_PATH) = 0</text:p>
      <text:p text:style-name="P69">pread64(3, "\6\0\0\0\4\0\0\0@\0\0\0\0\0\0\0@\0\0\0\0\0\0\0@\0\0\0\0\0\0\0"..., 784, 64) = 784</text:p>
      <text:p text:style-name="P70">mmap(NULL, 2260560, PROT_READ, MAP_PRIVATE|MAP_DENYWRITE, 3, 0) = 0x7f0eaeb6f000</text:p>
      <text:p text:style-name="P71">mmap(0x7f0eaeb97000, 1658880, PROT_READ|PROT_EXEC, MAP_PRIVATE|MAP_FIXED|MAP_DENYWRITE, 3, 0x28000) = 0x7f0eaeb97000</text:p>
      <text:p text:style-name="P72">mmap(0x7f0eaed2c000, 360448, PROT_READ, MAP_PRIVATE|MAP_FIXED|MAP_DENYWRITE, 3, 0x1bd000) = 0x7f0eaed2c000</text:p>
      <text:p text:style-name="P73">mmap(0x7f0eaed84000, 24576, PROT_READ|PROT_WRITE, MAP_PRIVATE|MAP_FIXED|MAP_DENYWRITE, 3, 0x214000) = 0x7f0eaed84000</text:p>
      <text:p text:style-name="P74">mmap(0x7f0eaed8a000, 52816, PROT_READ|PROT_WRITE, MAP_PRIVATE|MAP_FIXED|MAP_ANONYMOUS, -1, 0) = 0x7f0eaed8a000</text:p>
      <text:p text:style-name="P75">close(3) <text:s text:c="31"/>= 0</text:p>
      <text:soft-page-break/>
      <text:p text:style-name="P76">mmap(NULL, 12288, PROT_READ|PROT_WRITE, MAP_PRIVATE|MAP_ANONYMOUS, -1, 0) = 0x7f0eaeb6c000</text:p>
      <text:p text:style-name="P77">arch_prctl(ARCH_SET_FS, 0x7f0eaeb6c740) = 0</text:p>
      <text:p text:style-name="P78">set_tid_address(0x7f0eaeb6ca10) <text:s text:c="8"/>= 478903</text:p>
      <text:p text:style-name="P79">set_robust_list(0x7f0eaeb6ca20, 24) <text:s text:c="4"/>= 0</text:p>
      <text:p text:style-name="P80">rseq(0x7f0eaeb6d0e0, 0x20, 0, 0x53053053) = 0</text:p>
      <text:p text:style-name="P81">mprotect(0x7f0eaed84000, 16384, PROT_READ) = 0</text:p>
      <text:p text:style-name="P82">mprotect(0x55ba3f414000, 4096, PROT_READ) = 0</text:p>
      <text:p text:style-name="P83">mprotect(0x7f0eaedd6000, 8192, PROT_READ) = 0</text:p>
      <text:p text:style-name="P84">prlimit64(0, RLIMIT_STACK, NULL, {rlim_cur=8192*1024, rlim_max=RLIM64_INFINITY}) = 0</text:p>
      <text:p text:style-name="P85">munmap(0x7f0eaed97000, 19391) <text:s text:c="10"/>= 0</text:p>
      <text:p text:style-name="P86">newfstatat(0, "", {st_mode=S_IFCHR|0620, st_rdev=makedev(0x88, 0xc), ...}, AT_EMPTY_PATH) = 0</text:p>
      <text:p text:style-name="P87">getrandom("\x75\xb5\x17\xed\x21\xf1\x9f\x2d", 8, GRND_NONBLOCK) = 8</text:p>
      <text:p text:style-name="P88">brk(NULL) <text:s text:c="30"/>= 0x55ba405f4000</text:p>
      <text:p text:style-name="P89">brk(0x55ba40615000) <text:s text:c="20"/>= 0x55ba40615000</text:p>
      <text:p text:style-name="P90"><text:span text:style-name="T91">read</text:span><text:span text:style-name="T92">(0, имя_файла_нечетные</text:span></text:p>
      <text:p text:style-name="P93">"\320\270\320\274\321\217_\321\204\320\260\320\271\320\273\320\260_\320\275\320\265\321\207\320\265\321\202\320\275\321\213"..., 1024) = 35</text:p>
      <text:p text:style-name="P94"><text:span text:style-name="T95">read</text:span><text:span text:style-name="T96">(0, имя_файла_четные</text:span></text:p>
      <text:p text:style-name="P97">"\320\270\320\274\321\217_\321\204\320\260\320\271\320\273\320\260_\321\207\320\265\321\202\320\275\321\213\320\265\n", 1024) = 31</text:p>
      <text:p text:style-name="P98">pipe2([3, 4], 0) <text:s text:c="23"/>= 0</text:p>
      <text:p text:style-name="P99">pipe2([5, 6], 0) <text:s text:c="23"/>= 0</text:p>
      <text:p text:style-name="P100">clone(child_stack=NULL, flags=CLONE_CHILD_CLEARTID|CLONE_CHILD_SETTID|SIGCHLD, child_tidptr=0x7f0eaeb6ca10) = 479015</text:p>
      <text:p text:style-name="P101">clone(child_stack=NULL, flags=CLONE_CHILD_CLEARTID|CLONE_CHILD_SETTID|SIGCHLD, child_tidptr=0x7f0eaeb6ca10) = 479016</text:p>
      <text:p text:style-name="P102">close(3) <text:s text:c="31"/>= 0</text:p>
      <text:p text:style-name="P103">close(5) <text:s text:c="31"/>= 0</text:p>
      <text:p text:style-name="P104">read(0, test1</text:p>
      <text:p text:style-name="P105">"test1\n", 1024) <text:s text:c="15"/>= 6</text:p>
      <text:p text:style-name="P106">write(4, "test1\n", 6) <text:s text:c="17"/>= 6</text:p>
      <text:p text:style-name="P107">read(0, hello, world</text:p>
      <text:p text:style-name="P108">"hello, world\n", 1024) <text:s text:c="8"/>= 13</text:p>
      <text:p text:style-name="P109">write(6, "hello, world\n", 13) <text:s text:c="9"/>= 13</text:p>
      <text:p text:style-name="P110">read(0, asdfasfd</text:p>
      <text:p text:style-name="P111">"asdfasfd\n", 1024) <text:s text:c="12"/>= 9</text:p>
      <text:p text:style-name="P112">write(4, "asdfasfd\n", 9) <text:s text:c="14"/>= 9</text:p>
      <text:p text:style-name="P113">read(0, "", 1024) <text:s text:c="22"/>= 0</text:p>
      <text:p text:style-name="P114">write(4, "\1\n", 2) <text:s text:c="20"/>= 2</text:p>
      <text:p text:style-name="P115">write(6, "\1\n", 2) <text:s text:c="20"/>= 2</text:p>
      <text:p text:style-name="P116">--- SIGCHLD {si_signo=SIGCHLD, si_code=CLD_EXITED, si_pid=479015, si_uid=1000, si_status=0, si_utime=0, si_stime=0} ---</text:p>
      <text:soft-page-break/>
      <text:p text:style-name="P117">--- SIGCHLD {si_signo=SIGCHLD, si_code=CLD_EXITED, si_pid=479016, si_uid=1000, si_status=0, si_utime=0, si_stime=0} ---</text:p>
      <text:p text:style-name="P118">wait4(-1, NULL, 0, NULL) <text:s text:c="15"/>= 479015</text:p>
      <text:p text:style-name="P119">exit_group(0) <text:s text:c="26"/>= ?</text:p>
      <text:p text:style-name="P120">+++ exited with 0 +++</text:p>
      <text:p text:style-name="P121">Пояснения</text:p>
      <text:p text:style-name="Textbody"><text:span text:style-name="T122">Системный вызов<text:s/></text:span><text:span text:style-name="T123">execve</text:span><text:span text:style-name="T124"><text:s/></text:span><text:span text:style-name="T125">отвечает за запуск исполняемого файла, вызовы<text:s/></text:span><text:span text:style-name="T126">read</text:span><text:span text:style-name="T127"><text:s/></text:span><text:span text:style-name="T128">и<text:s/></text:span><text:span text:style-name="T129">write</text:span><text:span text:style-name="T130"><text:s/></text:span><text:span text:style-name="T131">–</text:span><text:span text:style-name="T132"><text:s/></text:span><text:span text:style-name="T133">за чтение и запись соответственно из файловых дескрипторов. Здесь происходит взаимодействие и с консолью и межпроцессное – через стандартные потоки ввода</text:span><text:span text:style-name="T134">/</text:span><text:span text:style-name="T135">вывода.</text:span></text:p>
      <text:list text:style-name="LFO6" text:continue-numbering="true">
        <text:list-item>
          <text:p text:style-name="P136">Вторая</text:p>
        </text:list-item>
      </text:list>
      <text:p text:style-name="P137"><text:span text:style-name="T138">Листинг</text:span><text:span text:style-name="T139"><text:s/></text:span><text:span text:style-name="T140">strace</text:span></text:p>
      <text:p text:style-name="P141">platon@Seryi:~/OS/OS/2$ strace ./main &lt; pattern.txt</text:p>
      <text:p text:style-name="P142">execve("./main", ["./main"], 0x7fff65793d20 /* 35 vars */) = 0</text:p>
      <text:p text:style-name="P143">brk(NULL) <text:s text:c="30"/>= 0x55d41d51a000</text:p>
      <text:p text:style-name="P144">arch_prctl(0x3001 /* ARCH_??? */, 0x7fff3eba8c50) = -1 EINVAL (Invalid argument)</text:p>
      <text:p text:style-name="P145">mmap(NULL, 8192, PROT_READ|PROT_WRITE, MAP_PRIVATE|MAP_ANONYMOUS, -1, 0) = 0x7f4a7ab6a000</text:p>
      <text:p text:style-name="P146">access("/etc/ld.so.preload", R_OK) <text:s text:c="5"/>= -1 ENOENT (No such file or directory)</text:p>
      <text:p text:style-name="P147">openat(AT_FDCWD, "/etc/ld.so.cache", O_RDONLY|O_CLOEXEC) = 3</text:p>
      <text:p text:style-name="P148">newfstatat(3, "", {st_mode=S_IFREG|0644, st_size=19391, ...}, AT_EMPTY_PATH) = 0</text:p>
      <text:p text:style-name="P149">mmap(NULL, 19391, PROT_READ, MAP_PRIVATE, 3, 0) = 0x7f4a7ab65000</text:p>
      <text:p text:style-name="P150">close(3) <text:s text:c="31"/>= 0</text:p>
      <text:p text:style-name="P151">openat(AT_FDCWD, "/lib/x86_64-linux-gnu/libc.so.6", O_RDONLY|O_CLOEXEC) = 3</text:p>
      <text:p text:style-name="P152">read(3, "\177ELF\2\1\1\3\0\0\0\0\0\0\0\0\3\0&gt;\0\1\0\0\0P\237\2\0\0\0\0\0"..., 832) = 832</text:p>
      <text:p text:style-name="P153">pread64(3, "\6\0\0\0\4\0\0\0@\0\0\0\0\0\0\0@\0\0\0\0\0\0\0@\0\0\0\0\0\0\0"..., 784, 64) = 784</text:p>
      <text:p text:style-name="P154">pread64(3, "\4\0\0\0 \0\0\0\5\0\0\0GNU\0\2\0\0\300\4\0\0\0\3\0\0\0\0\0\0\0"..., 48, 848) = 48</text:p>
      <text:p text:style-name="P155">pread64(3, "\4\0\0\0\24\0\0\0\3\0\0\0GNU\0 =\340\2563\265?\356\25x\261\27\313A#\350"..., 68, 896) = 68</text:p>
      <text:p text:style-name="P156">newfstatat(3, "", {st_mode=S_IFREG|0755, st_size=2216304, ...}, AT_EMPTY_PATH) = 0</text:p>
      <text:p text:style-name="P157">pread64(3, "\6\0\0\0\4\0\0\0@\0\0\0\0\0\0\0@\0\0\0\0\0\0\0@\0\0\0\0\0\0\0"..., 784, 64) = 784</text:p>
      <text:p text:style-name="P158">mmap(NULL, 2260560, PROT_READ, MAP_PRIVATE|MAP_DENYWRITE, 3, 0) = 0x7f4a7a93d000</text:p>
      <text:p text:style-name="P159">mmap(0x7f4a7a965000, 1658880, PROT_READ|PROT_EXEC, MAP_PRIVATE|MAP_FIXED|MAP_DENYWRITE, 3, 0x28000) = 0x7f4a7a965000</text:p>
      <text:p text:style-name="P160">mmap(0x7f4a7aafa000, 360448, PROT_READ, MAP_PRIVATE|MAP_FIXED|MAP_DENYWRITE, 3, 0x1bd000) = 0x7f4a7aafa000</text:p>
      <text:p text:style-name="P161">mmap(0x7f4a7ab52000, 24576, PROT_READ|PROT_WRITE, MAP_PRIVATE|MAP_FIXED|MAP_DENYWRITE, 3, 0x214000) = 0x7f4a7ab52000</text:p>
      <text:p text:style-name="P162">mmap(0x7f4a7ab58000, 52816, PROT_READ|PROT_WRITE, MAP_PRIVATE|MAP_FIXED|MAP_ANONYMOUS, -1, 0) = 0x7f4a7ab58000</text:p>
      <text:p text:style-name="P163">close(3) <text:s text:c="31"/>= 0</text:p>
      <text:p text:style-name="P164">mmap(NULL, 12288, PROT_READ|PROT_WRITE, MAP_PRIVATE|MAP_ANONYMOUS, -1, 0) = 0x7f4a7a93a000</text:p>
      <text:p text:style-name="P165">arch_prctl(ARCH_SET_FS, 0x7f4a7a93a740) = 0</text:p>
      <text:p text:style-name="P166">set_tid_address(0x7f4a7a93aa10) <text:s text:c="8"/>= 482587</text:p>
      <text:p text:style-name="P167">set_robust_list(0x7f4a7a93aa20, 24) <text:s text:c="4"/>= 0</text:p>
      <text:soft-page-break/>
      <text:p text:style-name="P168">rseq(0x7f4a7a93b0e0, 0x20, 0, 0x53053053) = 0</text:p>
      <text:p text:style-name="P169">mprotect(0x7f4a7ab52000, 16384, PROT_READ) = 0</text:p>
      <text:p text:style-name="P170">mprotect(0x55d41b99a000, 4096, PROT_READ) = 0</text:p>
      <text:p text:style-name="P171">mprotect(0x7f4a7aba4000, 8192, PROT_READ) = 0</text:p>
      <text:p text:style-name="P172">prlimit64(0, RLIMIT_STACK, NULL, {rlim_cur=8192*1024, rlim_max=RLIM64_INFINITY}) = 0</text:p>
      <text:p text:style-name="P173">munmap(0x7f4a7ab65000, 19391) <text:s text:c="10"/>= 0</text:p>
      <text:p text:style-name="P174">newfstatat(0, "", {st_mode=S_IFREG|0644, st_size=990, ...}, AT_EMPTY_PATH) = 0</text:p>
      <text:p text:style-name="P175">getrandom("\x79\xe7\x6d\xa6\xc9\xbd\xfc\x79", 8, GRND_NONBLOCK) = 8</text:p>
      <text:p text:style-name="P176">brk(NULL) <text:s text:c="30"/>= 0x55d41d51a000</text:p>
      <text:p text:style-name="P177">brk(0x55d41d53b000) <text:s text:c="20"/>= 0x55d41d53b000</text:p>
      <text:p text:style-name="P178">read(0, "aaaaaaaaaaaaaaaaaaaaaaaaaaaaaaaa"..., 999424) = 990</text:p>
      <text:p text:style-name="P179">read(0, "", 995328) <text:s text:c="20"/>= 0</text:p>
      <text:p text:style-name="P180">openat(AT_FDCWD, "string.txt", O_RDONLY) = 3</text:p>
      <text:p text:style-name="P181">newfstatat(3, "", {st_mode=S_IFREG|0644, st_size=985600, ...}, AT_EMPTY_PATH) = 0</text:p>
      <text:p text:style-name="P182">read(3, "aaaaaaaaaaaaaaaaaaaaaaaaaaaaaaaa"..., 999424) = 985600</text:p>
      <text:p text:style-name="P183">read(3, "", 12288) <text:s text:c="21"/>= 0</text:p>
      <text:p text:style-name="P184">rt_sigaction(SIGRT_1, {sa_handler=0x7f4a7a9ce870, sa_mask=[], sa_flags=SA_RESTORER|SA_ONSTACK|SA_RESTART|SA_SIGINFO, sa_restorer=0x7f4a7a97f520}, NULL, 8) = 0</text:p>
      <text:p text:style-name="P185"><text:span text:style-name="T186">rt_sigprocmask(SIG_UNBLOCK, [RTMIN RT_1], NULL, 8) = 0</text:span></text:p>
      <text:p text:style-name="P187">mmap(NULL, 8392704, PROT_NONE, MAP_PRIVATE|MAP_ANONYMOUS|MAP_STACK, -1, 0) = 0x7f4a7a139000</text:p>
      <text:p text:style-name="P188">mprotect(0x7f4a7a13a000, 8388608, PROT_READ|PROT_WRITE) = 0</text:p>
      <text:p text:style-name="P189">rt_sigprocmask(SIG_BLOCK, ~[], [], 8) <text:s text:c="2"/>= 0</text:p>
      <text:p text:style-name="P190">clone3({flags=CLONE_VM|CLONE_FS|CLONE_FILES|CLONE_SIGHAND|CLONE_THREAD|CLONE_SYSVSEM|CLONE_SETTLS|CLONE_PARENT_SETTID|CLONE_CHILD_CLEARTID, child_tid=0x7f4a7a939910, parent_tid=0x7f4a7a939910, exit_signal=0, stack=0x7f4a7a139000, stack_size=0x7fff00, tls=0x7f4a7a939640} =&gt; {parent_tid=[482588]}, 88) = 482588</text:p>
      <text:p text:style-name="P191">rt_sigprocmask(SIG_SETMASK, [], NULL, 8) = 0</text:p>
      <text:p text:style-name="P192">futex(0x7f4a7a939910, FUTEX_WAIT_BITSET|FUTEX_CLOCK_REALTIME, 482588, NULL, FUTEX_BITSET_MATCH_ANY) = 0</text:p>
      <text:p text:style-name="P193">newfstatat(1, "", {st_mode=S_IFCHR|0620, st_rdev=makedev(0x88, 0xc), ...}, AT_EMPTY_PATH) = 0</text:p>
      <text:p text:style-name="P194"><text:span text:style-name="T195">write</text:span><text:span text:style-name="T196">(1, "\320\222\321\200\320\265\320\274\321\217 \320\262\321\213\320\277\320\276\320\273\320\275\320\265\320\275\320\270\321\217:"..., 40Время выполнения: 995331</text:span></text:p>
      <text:p text:style-name="P197">) = 40</text:p>
      <text:p text:style-name="P198"><text:span text:style-name="T199">exit</text:span><text:span text:style-name="T200">_</text:span><text:span text:style-name="T201">group</text:span><text:span text:style-name="T202">(0) <text:s text:c="26"/>= ?</text:span></text:p>
      <text:p text:style-name="P203">+++ exited with 0 +++</text:p>
      <text:p text:style-name="P204">Пояснения</text:p>
      <text:p text:style-name="Textbody"><text:span text:style-name="T205">Системный <text:s/>вызов <text:s/></text:span><text:span text:style-name="T206">futex</text:span><text:span text:style-name="T207">() <text:s/>предоставляет <text:s/>программам <text:s/>метод для ожидания пока определённое условие <text:s/>не <text:s/>станет <text:s/>истинным. <text:s/>Обычно, <text:s/>этот <text:s/>системный <text:s/>вызов <text:s/>используется <text:s/>блокирующая конструкция <text:s/>в <text:s/>контексте синхронизации общей памяти. При использовании фьютексов основные операции <text:s text:c="2"/>синхронизации <text:s text:c="3"/>выполняются <text:s text:c="3"/>в <text:s text:c="3"/>пространстве <text:s text:c="3"/>пользователя.</text:span></text:p>
      <text:list text:style-name="LFO6" text:continue-numbering="true">
        <text:list-item>
          <text:p text:style-name="P208">Третья</text:p>
        </text:list-item>
      </text:list>
      <text:p text:style-name="P209"><text:span text:style-name="T210">Листинг</text:span><text:span text:style-name="T211"><text:s/></text:span><text:span text:style-name="T212">strace</text:span></text:p>
      <text:p text:style-name="P213">platon@Seryi:~/OS/OS/3$ strace ./parent &lt; test</text:p>
      <text:soft-page-break/>
      <text:p text:style-name="P214">execve("./parent", ["./parent"], 0x7ffc25888cb0 /* 35 vars */) = 0</text:p>
      <text:p text:style-name="P215">brk(NULL) <text:s text:c="30"/>= 0x5636b4651000</text:p>
      <text:p text:style-name="P216">arch_prctl(0x3001 /* ARCH_??? */, 0x7ffec425b3b0) = -1 EINVAL (Invalid argument)</text:p>
      <text:p text:style-name="P217">mmap(NULL, 8192, PROT_READ|PROT_WRITE, MAP_PRIVATE|MAP_ANONYMOUS, -1, 0) = 0x7f34ae3f3000</text:p>
      <text:p text:style-name="P218">access("/etc/ld.so.preload", R_OK) <text:s text:c="5"/>= -1 ENOENT (No such file or directory)</text:p>
      <text:p text:style-name="P219">openat(AT_FDCWD, "/etc/ld.so.cache", O_RDONLY|O_CLOEXEC) = 3</text:p>
      <text:p text:style-name="P220">newfstatat(3, "", {st_mode=S_IFREG|0644, st_size=19391, ...}, AT_EMPTY_PATH) = 0</text:p>
      <text:p text:style-name="P221">mmap(NULL, 19391, PROT_READ, MAP_PRIVATE, 3, 0) = 0x7f34ae3ee000</text:p>
      <text:p text:style-name="P222">close(3) <text:s text:c="31"/>= 0</text:p>
      <text:p text:style-name="P223">openat(AT_FDCWD, "/lib/x86_64-linux-gnu/libc.so.6", O_RDONLY|O_CLOEXEC) = 3</text:p>
      <text:p text:style-name="P224">read(3, "\177ELF\2\1\1\3\0\0\0\0\0\0\0\0\3\0&gt;\0\1\0\0\0P\237\2\0\0\0\0\0"..., 832) = 832</text:p>
      <text:p text:style-name="P225">pread64(3, "\6\0\0\0\4\0\0\0@\0\0\0\0\0\0\0@\0\0\0\0\0\0\0@\0\0\0\0\0\0\0"..., 784, 64) = 784</text:p>
      <text:p text:style-name="P226">pread64(3, "\4\0\0\0 \0\0\0\5\0\0\0GNU\0\2\0\0\300\4\0\0\0\3\0\0\0\0\0\0\0"..., 48, 848) = 48</text:p>
      <text:p text:style-name="P227">pread64(3, "\4\0\0\0\24\0\0\0\3\0\0\0GNU\0 =\340\2563\265?\356\25x\261\27\313A#\350"..., 68, 896) = 68</text:p>
      <text:p text:style-name="P228">newfstatat(3, "", {st_mode=S_IFREG|0755, st_size=2216304, ...}, AT_EMPTY_PATH) = 0</text:p>
      <text:p text:style-name="P229">pread64(3, "\6\0\0\0\4\0\0\0@\0\0\0\0\0\0\0@\0\0\0\0\0\0\0@\0\0\0\0\0\0\0"..., 784, 64) = 784</text:p>
      <text:p text:style-name="P230">mmap(NULL, 2260560, PROT_READ, MAP_PRIVATE|MAP_DENYWRITE, 3, 0) = 0x7f34ae1c6000</text:p>
      <text:p text:style-name="P231">mmap(0x7f34ae1ee000, 1658880, PROT_READ|PROT_EXEC, MAP_PRIVATE|MAP_FIXED|MAP_DENYWRITE, 3, 0x28000) = 0x7f34ae1ee000</text:p>
      <text:p text:style-name="P232">mmap(0x7f34ae383000, 360448, PROT_READ, MAP_PRIVATE|MAP_FIXED|MAP_DENYWRITE, 3, 0x1bd000) = 0x7f34ae383000</text:p>
      <text:p text:style-name="P233">mmap(0x7f34ae3db000, 24576, PROT_READ|PROT_WRITE, MAP_PRIVATE|MAP_FIXED|MAP_DENYWRITE, 3, 0x214000) = 0x7f34ae3db000</text:p>
      <text:p text:style-name="P234">mmap(0x7f34ae3e1000, 52816, PROT_READ|PROT_WRITE, MAP_PRIVATE|MAP_FIXED|MAP_ANONYMOUS, -1, 0) = 0x7f34ae3e1000</text:p>
      <text:p text:style-name="P235">close(3) <text:s text:c="31"/>= 0</text:p>
      <text:p text:style-name="P236">mmap(NULL, 12288, PROT_READ|PROT_WRITE, MAP_PRIVATE|MAP_ANONYMOUS, -1, 0) = 0x7f34ae1c3000</text:p>
      <text:p text:style-name="P237">arch_prctl(ARCH_SET_FS, 0x7f34ae1c3740) = 0</text:p>
      <text:p text:style-name="P238">set_tid_address(0x7f34ae1c3a10) <text:s text:c="8"/>= 492778</text:p>
      <text:p text:style-name="P239">set_robust_list(0x7f34ae1c3a20, 24) <text:s text:c="4"/>= 0</text:p>
      <text:p text:style-name="P240">rseq(0x7f34ae1c40e0, 0x20, 0, 0x53053053) = 0</text:p>
      <text:p text:style-name="P241">mprotect(0x7f34ae3db000, 16384, PROT_READ) = 0</text:p>
      <text:p text:style-name="P242">mprotect(0x5636b3ec3000, 4096, PROT_READ) = 0</text:p>
      <text:p text:style-name="P243">mprotect(0x7f34ae42d000, 8192, PROT_READ) = 0</text:p>
      <text:p text:style-name="P244">prlimit64(0, RLIMIT_STACK, NULL, {rlim_cur=8192*1024, rlim_max=RLIM64_INFINITY}) = 0</text:p>
      <text:p text:style-name="P245">munmap(0x7f34ae3ee000, 19391) <text:s text:c="10"/>= 0</text:p>
      <text:p text:style-name="P246">unlink("/dev/shm/mmaped_file_2") <text:s text:c="7"/>= -1 ENOENT (No such file or directory)</text:p>
      <text:p text:style-name="P247">unlink("/dev/shm/sem.semaphoreOne") <text:s text:c="4"/>= -1 ENOENT (No such file or directory)</text:p>
      <text:p text:style-name="P248">unlink("/dev/shm/sem.semaphoresForParentOne") = -1 ENOENT (No such file or directory)</text:p>
      <text:p text:style-name="P249">unlink("/dev/shm/mmaped_file_1") <text:s text:c="7"/>= -1 ENOENT (No such file or directory)</text:p>
      <text:p text:style-name="P250">unlink("/dev/shm/sem.semaphoreTwo") <text:s text:c="4"/>= -1 ENOENT (No such file or directory)</text:p>
      <text:p text:style-name="P251">unlink("/dev/shm/sem.semaphoresForParentTwo") = -1 ENOENT (No such file or directory)</text:p>
      <text:p text:style-name="P252">newfstatat(0, "", {st_mode=S_IFREG|0644, st_size=102, ...}, AT_EMPTY_PATH) = 0</text:p>
      <text:soft-page-break/>
      <text:p text:style-name="P253">getrandom("\xad\x6f\x91\xf6\xfc\xc0\x69\x96", 8, GRND_NONBLOCK) = 8</text:p>
      <text:p text:style-name="P254">brk(NULL) <text:s text:c="30"/>= 0x5636b4651000</text:p>
      <text:p text:style-name="P255">brk(0x5636b4672000) <text:s text:c="20"/>= 0x5636b4672000</text:p>
      <text:p text:style-name="P256">read(0, "filename1\nfilename2\nexample1\nexa"..., 4096) = 102</text:p>
      <text:p text:style-name="P257">openat(AT_FDCWD, "/dev/shm/mmaped_file_2", O_RDWR|O_CREAT|O_NOFOLLOW|O_CLOEXEC, 0777) = 3</text:p>
      <text:p text:style-name="P258">ftruncate(3, 255) <text:s text:c="22"/>= 0</text:p>
      <text:p text:style-name="P259">mmap(NULL, 255, PROT_READ|PROT_WRITE, MAP_SHARED, 3, 0) = 0x7f34ae42c000</text:p>
      <text:p text:style-name="P260">openat(AT_FDCWD, "/dev/shm/mmaped_file_1", O_RDWR|O_CREAT|O_NOFOLLOW|O_CLOEXEC, 0777) = 4</text:p>
      <text:p text:style-name="P261">ftruncate(4, 255) <text:s text:c="22"/>= 0</text:p>
      <text:p text:style-name="P262">mmap(NULL, 255, PROT_READ|PROT_WRITE, MAP_SHARED, 4, 0) = 0x7f34ae3f2000</text:p>
      <text:p text:style-name="P263">openat(AT_FDCWD, "/dev/shm/sem.semaphoreOne", O_RDWR|O_NOFOLLOW) = -1 ENOENT (No such file or directory)</text:p>
      <text:p text:style-name="P264">getrandom("\xb3\xef\xaa\x7a\x22\x60\x33\x62", 8, GRND_NONBLOCK) = 8</text:p>
      <text:p text:style-name="P265">newfstatat(AT_FDCWD, "/dev/shm/sem.lUD2Ij", 0x7ffec425ad00, AT_SYMLINK_NOFOLLOW) = -1 ENOENT (No such file or directory)</text:p>
      <text:p text:style-name="P266">openat(AT_FDCWD, "/dev/shm/sem.lUD2Ij", O_RDWR|O_CREAT|O_EXCL, 0777) = 5</text:p>
      <text:p text:style-name="P267">write(5, "\0\0\0\0\0\0\0\0\200\0\0\0\0\0\0\0\0\0\0\0\0\0\0\0\0\0\0\0\0\0\0\0", 32) = 32</text:p>
      <text:p text:style-name="P268">mmap(NULL, 32, PROT_READ|PROT_WRITE, MAP_SHARED, 5, 0) = 0x7f34ae3f1000</text:p>
      <text:p text:style-name="P269">link("/dev/shm/sem.lUD2Ij", "/dev/shm/sem.semaphoreOne") = 0</text:p>
      <text:p text:style-name="P270">newfstatat(5, "", {st_mode=S_IFREG|0755, st_size=32, ...}, AT_EMPTY_PATH) = 0</text:p>
      <text:p text:style-name="P271">unlink("/dev/shm/sem.lUD2Ij") <text:s text:c="10"/>= 0</text:p>
      <text:p text:style-name="P272">close(5) <text:s text:c="31"/>= 0</text:p>
      <text:p text:style-name="P273">openat(AT_FDCWD, "/dev/shm/sem.semaphoresForParentOne", O_RDWR|O_NOFOLLOW) = -1 ENOENT (No such file or directory)</text:p>
      <text:p text:style-name="P274">getrandom("\xf8\xf7\xaf\x49\xc1\x73\x70\xea", 8, GRND_NONBLOCK) = 8</text:p>
      <text:p text:style-name="P275">newfstatat(AT_FDCWD, "/dev/shm/sem.knMccX", 0x7ffec425ad00, AT_SYMLINK_NOFOLLOW) = -1 ENOENT (No such file or directory)</text:p>
      <text:p text:style-name="P276">openat(AT_FDCWD, "/dev/shm/sem.knMccX", O_RDWR|O_CREAT|O_EXCL, 0777) = 5</text:p>
      <text:p text:style-name="P277">write(5, "\1\0\0\0\0\0\0\0\200\0\0\0\0\0\0\0\0\0\0\0\0\0\0\0\0\0\0\0\0\0\0\0", 32) = 32</text:p>
      <text:p text:style-name="P278">mmap(NULL, 32, PROT_READ|PROT_WRITE, MAP_SHARED, 5, 0) = 0x7f34ae3f0000</text:p>
      <text:p text:style-name="P279">link("/dev/shm/sem.knMccX", "/dev/shm/sem.semaphoresForParentOne") = 0</text:p>
      <text:p text:style-name="P280">newfstatat(5, "", {st_mode=S_IFREG|0755, st_size=32, ...}, AT_EMPTY_PATH) = 0</text:p>
      <text:p text:style-name="P281">unlink("/dev/shm/sem.knMccX") <text:s text:c="10"/>= 0</text:p>
      <text:p text:style-name="P282">close(5) <text:s text:c="31"/>= 0</text:p>
      <text:p text:style-name="P283">openat(AT_FDCWD, "/dev/shm/sem.semaphoreTwo", O_RDWR|O_NOFOLLOW) = -1 ENOENT (No such file or directory)</text:p>
      <text:p text:style-name="P284">getrandom("\x80\xab\x14\x7f\xc5\xbc\x79\xa6", 8, GRND_NONBLOCK) = 8</text:p>
      <text:p text:style-name="P285">newfstatat(AT_FDCWD, "/dev/shm/sem.qcxbqb", 0x7ffec425ad00, AT_SYMLINK_NOFOLLOW) = -1 ENOENT (No such file or directory)</text:p>
      <text:p text:style-name="P286">openat(AT_FDCWD, "/dev/shm/sem.qcxbqb", O_RDWR|O_CREAT|O_EXCL, 0777) = 5</text:p>
      <text:p text:style-name="P287">write(5, "\0\0\0\0\0\0\0\0\200\0\0\0\0\0\0\0\0\0\0\0\0\0\0\0\0\0\0\0\0\0\0\0", 32) = 32</text:p>
      <text:p text:style-name="P288">mmap(NULL, 32, PROT_READ|PROT_WRITE, MAP_SHARED, 5, 0) = 0x7f34ae3ef000</text:p>
      <text:p text:style-name="P289">link("/dev/shm/sem.qcxbqb", "/dev/shm/sem.semaphoreTwo") = 0</text:p>
      <text:p text:style-name="P290">newfstatat(5, "", {st_mode=S_IFREG|0755, st_size=32, ...}, AT_EMPTY_PATH) = 0</text:p>
      <text:p text:style-name="P291">unlink("/dev/shm/sem.qcxbqb") <text:s text:c="10"/>= 0</text:p>
      <text:soft-page-break/>
      <text:p text:style-name="P292">close(5) <text:s text:c="31"/>= 0</text:p>
      <text:p text:style-name="P293">openat(AT_FDCWD, "/dev/shm/sem.semaphoresForParentTwo", O_RDWR|O_NOFOLLOW) = -1 ENOENT (No such file or directory)</text:p>
      <text:p text:style-name="P294">getrandom("\x1b\xff\x34\xa1\x8d\x34\xbd\x54", 8, GRND_NONBLOCK) = 8</text:p>
      <text:p text:style-name="P295">newfstatat(AT_FDCWD, "/dev/shm/sem.Ll9POb", 0x7ffec425ad00, AT_SYMLINK_NOFOLLOW) = -1 ENOENT (No such file or directory)</text:p>
      <text:p text:style-name="P296">openat(AT_FDCWD, "/dev/shm/sem.Ll9POb", O_RDWR|O_CREAT|O_EXCL, 0777) = 5</text:p>
      <text:p text:style-name="P297">write(5, "\1\0\0\0\0\0\0\0\200\0\0\0\0\0\0\0\0\0\0\0\0\0\0\0\0\0\0\0\0\0\0\0", 32) = 32</text:p>
      <text:p text:style-name="P298">mmap(NULL, 32, PROT_READ|PROT_WRITE, MAP_SHARED, 5, 0) = 0x7f34ae3ee000</text:p>
      <text:p text:style-name="P299">link("/dev/shm/sem.Ll9POb", "/dev/shm/sem.semaphoresForParentTwo") = 0</text:p>
      <text:p text:style-name="P300">newfstatat(5, "", {st_mode=S_IFREG|0755, st_size=32, ...}, AT_EMPTY_PATH) = 0</text:p>
      <text:p text:style-name="P301">unlink("/dev/shm/sem.Ll9POb") <text:s text:c="10"/>= 0</text:p>
      <text:p text:style-name="P302">close(5) <text:s text:c="31"/>= 0</text:p>
      <text:p text:style-name="P303">clone(child_stack=NULL, flags=CLONE_CHILD_CLEARTID|CLONE_CHILD_SETTID|SIGCHLD, child_tidptr=0x7f34ae1c3a10) = 492781</text:p>
      <text:p text:style-name="P304">clone(child_stack=NULL, flags=CLONE_CHILD_CLEARTID|CLONE_CHILD_SETTID|SIGCHLD, child_tidptr=0x7f34ae1c3a10) = 492782</text:p>
      <text:p text:style-name="P305">futex(0x7f34ae3f0000, FUTEX_WAIT_BITSET|FUTEX_CLOCK_REALTIME, 0, NULL, FUTEX_BITSET_MATCH_ANY) = 0</text:p>
      <text:p text:style-name="P306">futex(0x7f34ae3f1000, FUTEX_WAKE, 1) <text:s text:c="3"/>= 1</text:p>
      <text:p text:style-name="P307">futex(0x7f34ae3ef000, FUTEX_WAKE, 1) <text:s text:c="3"/>= 1</text:p>
      <text:p text:style-name="P308">futex(0x7f34ae3f1000, FUTEX_WAKE, 1) <text:s text:c="3"/>= 1</text:p>
      <text:p text:style-name="P309">read(0, "", 4096) <text:s text:c="22"/>= 0</text:p>
      <text:p text:style-name="P310">futex(0x7f34ae3ef000, FUTEX_WAKE, 1) <text:s text:c="3"/>= 1</text:p>
      <text:p text:style-name="P311">futex(0x7f34ae3f1000, FUTEX_WAKE, 1) <text:s text:c="3"/>= 1</text:p>
      <text:p text:style-name="P312">futex(0x7f34ae3ef000, FUTEX_WAKE, 1) <text:s text:c="3"/>= 1</text:p>
      <text:p text:style-name="P313">--- SIGCHLD {si_signo=SIGCHLD, si_code=CLD_EXITED, si_pid=492781, si_uid=1000, si_status=0, si_utime=0, si_stime=0} ---</text:p>
      <text:p text:style-name="P314">wait4(-1, NULL, 0, NULL) <text:s text:c="15"/>= 492781</text:p>
      <text:p text:style-name="P315">--- SIGCHLD {si_signo=SIGCHLD, si_code=CLD_EXITED, si_pid=492782, si_uid=1000, si_status=0, si_utime=0, si_stime=0} ---</text:p>
      <text:p text:style-name="P316">munmap(0x7f34ae42c000, 0) <text:s text:c="14"/>= -1 EINVAL (Invalid argument)</text:p>
      <text:p text:style-name="P317">unlink("/dev/shm/mmaped_file_2") <text:s text:c="7"/>= 0</text:p>
      <text:p text:style-name="P318">munmap(0x7f34ae3f1000, 32) <text:s text:c="13"/>= 0</text:p>
      <text:p text:style-name="P319">munmap(0x7f34ae3f0000, 32) <text:s text:c="13"/>= 0</text:p>
      <text:p text:style-name="P320">munmap(0x7f34ae3f2000, 0) <text:s text:c="14"/>= -1 EINVAL (Invalid argument)</text:p>
      <text:p text:style-name="P321">unlink("/dev/shm/mmaped_file_1") <text:s text:c="7"/>= 0</text:p>
      <text:p text:style-name="P322">munmap(0x7f34ae3ef000, 32) <text:s text:c="13"/>= 0</text:p>
      <text:p text:style-name="P323">munmap(0x7f34ae3ee000, 32) <text:s text:c="13"/>= 0</text:p>
      <text:p text:style-name="P324">exit_group(0) <text:s text:c="26"/>= ?</text:p>
      <text:p text:style-name="P325">+++ exited with 0 +++</text:p>
      <text:p text:style-name="P326">Пояснения</text:p>
      <text:p text:style-name="Textbody"><text:span text:style-name="T327">Видим, что по сравнению с первой лабораторной работой добавились системы вызовы<text:s/></text:span><text:span text:style-name="T328">unlink</text:span><text:span text:style-name="T329"><text:s/>и<text:s/></text:span><text:span text:style-name="T330">munmap</text:span><text:span text:style-name="T331">,<text:s/></text:span><text:span text:style-name="T332">очищающие семафоры и отображаемые файлы. А также вызовы</text:span></text:p>
      <text:soft-page-break/>
      <text:p text:style-name="P333">mmap(NULL, 255, PROT_READ|PROT_WRITE, MAP_SHARED, 3, 0)</text:p>
      <text:p text:style-name="P334">которые собственно и отображают нужный файл в память, возвращая указатель на эту память.</text:p>
      <text:list text:style-name="LFO6" text:continue-numbering="true">
        <text:list-item>
          <text:p text:style-name="P335">Четвертая</text:p>
        </text:list-item>
      </text:list>
      <text:p text:style-name="P336"><text:span text:style-name="T337">Листинг</text:span><text:span text:style-name="T338"><text:s/></text:span><text:span text:style-name="T339">strace</text:span></text:p>
      <text:p text:style-name="P340">platon@Seryi:~/OS/OS/4$ strace ./test1</text:p>
      <text:p text:style-name="P341">execve("./test1", ["./test1"], 0x7ffe41905420 /* 37 vars */) = 0</text:p>
      <text:p text:style-name="P342">brk(NULL) <text:s text:c="30"/>= 0x556eed9f9000</text:p>
      <text:p text:style-name="P343">arch_prctl(0x3001 /* ARCH_??? */, 0x7ffe43435170) = -1 EINVAL (Invalid argument)</text:p>
      <text:p text:style-name="P344">mmap(NULL, 8192, PROT_READ|PROT_WRITE, MAP_PRIVATE|MAP_ANONYMOUS, -1, 0) = 0x7f19f6180000</text:p>
      <text:p text:style-name="P345">access("/etc/ld.so.preload", R_OK) <text:s text:c="5"/>= -1 ENOENT (No such file or directory)</text:p>
      <text:p text:style-name="P346">openat(AT_FDCWD, "/home/platon/OS/OS/4/lib/glibc-hwcaps/x86-64-v3/librealization1.so", O_RDONLY|O_CLOEXEC) = -1 ENOENT (No such file or directory)</text:p>
      <text:p text:style-name="P347">newfstatat(AT_FDCWD, "/home/platon/OS/OS/4/lib/glibc-hwcaps/x86-64-v3", 0x7ffe43434390, 0) = -1 ENOENT (No such file or directory)</text:p>
      <text:p text:style-name="P348">openat(AT_FDCWD, "/home/platon/OS/OS/4/lib/glibc-hwcaps/x86-64-v2/librealization1.so", O_RDONLY|O_CLOEXEC) = -1 ENOENT (No such file or directory)</text:p>
      <text:p text:style-name="P349">newfstatat(AT_FDCWD, "/home/platon/OS/OS/4/lib/glibc-hwcaps/x86-64-v2", 0x7ffe43434390, 0) = -1 ENOENT (No such file or directory)</text:p>
      <text:p text:style-name="P350">openat(AT_FDCWD, "/home/platon/OS/OS/4/lib/tls/x86_64/x86_64/librealization1.so", O_RDONLY|O_CLOEXEC) = -1 ENOENT (No such file or directory)</text:p>
      <text:p text:style-name="P351">newfstatat(AT_FDCWD, "/home/platon/OS/OS/4/lib/tls/x86_64/x86_64", 0x7ffe43434390, 0) = -1 ENOENT (No such file or directory)</text:p>
      <text:p text:style-name="P352">openat(AT_FDCWD, "/home/platon/OS/OS/4/lib/tls/x86_64/librealization1.so", O_RDONLY|O_CLOEXEC) = -1 ENOENT (No such file or directory)</text:p>
      <text:p text:style-name="P353">newfstatat(AT_FDCWD, "/home/platon/OS/OS/4/lib/tls/x86_64", 0x7ffe43434390, 0) = -1 ENOENT (No such file or directory)</text:p>
      <text:p text:style-name="P354">openat(AT_FDCWD, "/home/platon/OS/OS/4/lib/tls/x86_64/librealization1.so", O_RDONLY|O_CLOEXEC) = -1 ENOENT (No such file or directory)</text:p>
      <text:p text:style-name="P355">newfstatat(AT_FDCWD, "/home/platon/OS/OS/4/lib/tls/x86_64", 0x7ffe43434390, 0) = -1 ENOENT (No such file or directory)</text:p>
      <text:p text:style-name="P356">openat(AT_FDCWD, "/home/platon/OS/OS/4/lib/tls/librealization1.so", O_RDONLY|O_CLOEXEC) = -1 ENOENT (No such file or directory)</text:p>
      <text:p text:style-name="P357">newfstatat(AT_FDCWD, "/home/platon/OS/OS/4/lib/tls", 0x7ffe43434390, 0) = -1 ENOENT (No such file or directory)</text:p>
      <text:p text:style-name="P358">openat(AT_FDCWD, "/home/platon/OS/OS/4/lib/x86_64/x86_64/librealization1.so", O_RDONLY|O_CLOEXEC) = -1 ENOENT (No such file or directory)</text:p>
      <text:p text:style-name="P359">newfstatat(AT_FDCWD, "/home/platon/OS/OS/4/lib/x86_64/x86_64", 0x7ffe43434390, 0) = -1 ENOENT (No such file or directory)</text:p>
      <text:p text:style-name="P360">openat(AT_FDCWD, "/home/platon/OS/OS/4/lib/x86_64/librealization1.so", O_RDONLY|O_CLOEXEC) = -1 ENOENT (No such file or directory)</text:p>
      <text:p text:style-name="P361">newfstatat(AT_FDCWD, "/home/platon/OS/OS/4/lib/x86_64", 0x7ffe43434390, 0) = -1 ENOENT (No such file or directory)</text:p>
      <text:p text:style-name="P362">openat(AT_FDCWD, "/home/platon/OS/OS/4/lib/x86_64/librealization1.so", O_RDONLY|O_CLOEXEC) = -1 ENOENT (No such file or directory)</text:p>
      <text:p text:style-name="P363">newfstatat(AT_FDCWD, "/home/platon/OS/OS/4/lib/x86_64", 0x7ffe43434390, 0) = -1 ENOENT (No such file or directory)</text:p>
      <text:p text:style-name="P364">openat(AT_FDCWD, "/home/platon/OS/OS/4/lib/librealization1.so", O_RDONLY|O_CLOEXEC) = 3</text:p>
      <text:p text:style-name="P365">read(3, "\177ELF\2\1\1\0\0\0\0\0\0\0\0\0\3\0&gt;\0\1\0\0\0\0\0\0\0\0\0\0\0"..., 832) = 832</text:p>
      <text:p text:style-name="P366">newfstatat(3, "", {st_mode=S_IFREG|0755, st_size=15168, ...}, AT_EMPTY_PATH) = 0</text:p>
      <text:p text:style-name="P367">mmap(NULL, 16424, PROT_READ, MAP_PRIVATE|MAP_DENYWRITE, 3, 0) = 0x7f19f617b000</text:p>
      <text:soft-page-break/>
      <text:p text:style-name="P368">mmap(0x7f19f617c000, 4096, PROT_READ|PROT_EXEC, MAP_PRIVATE|MAP_FIXED|MAP_DENYWRITE, 3, 0x1000) = 0x7f19f617c000</text:p>
      <text:p text:style-name="P369">mmap(0x7f19f617d000, 4096, PROT_READ, MAP_PRIVATE|MAP_FIXED|MAP_DENYWRITE, 3, 0x2000) = 0x7f19f617d000</text:p>
      <text:p text:style-name="P370">mmap(0x7f19f617e000, 8192, PROT_READ|PROT_WRITE, MAP_PRIVATE|MAP_FIXED|MAP_DENYWRITE, 3, 0x2000) = 0x7f19f617e000</text:p>
      <text:p text:style-name="P371">close(3) <text:s text:c="31"/>= 0</text:p>
      <text:p text:style-name="P372">openat(AT_FDCWD, "/home/platon/OS/OS/4/lib/libc.so.6", O_RDONLY|O_CLOEXEC) = -1 ENOENT (No such file or directory)</text:p>
      <text:p text:style-name="P373">openat(AT_FDCWD, "/etc/ld.so.cache", O_RDONLY|O_CLOEXEC) = 3</text:p>
      <text:p text:style-name="P374">newfstatat(3, "", {st_mode=S_IFREG|0644, st_size=19391, ...}, AT_EMPTY_PATH) = 0</text:p>
      <text:p text:style-name="P375">mmap(NULL, 19391, PROT_READ, MAP_PRIVATE, 3, 0) = 0x7f19f6176000</text:p>
      <text:p text:style-name="P376">close(3) <text:s text:c="31"/>= 0</text:p>
      <text:p text:style-name="P377">openat(AT_FDCWD, "/lib/x86_64-linux-gnu/libc.so.6", O_RDONLY|O_CLOEXEC) = 3</text:p>
      <text:p text:style-name="P378">read(3, "\177ELF\2\1\1\3\0\0\0\0\0\0\0\0\3\0&gt;\0\1\0\0\0P\237\2\0\0\0\0\0"..., 832) = 832</text:p>
      <text:p text:style-name="P379">pread64(3, "\6\0\0\0\4\0\0\0@\0\0\0\0\0\0\0@\0\0\0\0\0\0\0@\0\0\0\0\0\0\0"..., 784, 64) = 784</text:p>
      <text:p text:style-name="P380">pread64(3, "\4\0\0\0 \0\0\0\5\0\0\0GNU\0\2\0\0\300\4\0\0\0\3\0\0\0\0\0\0\0"..., 48, 848) = 48</text:p>
      <text:p text:style-name="P381">pread64(3, "\4\0\0\0\24\0\0\0\3\0\0\0GNU\0 =\340\2563\265?\356\25x\261\27\313A#\350"..., 68, 896) = 68</text:p>
      <text:p text:style-name="P382">newfstatat(3, "", {st_mode=S_IFREG|0755, st_size=2216304, ...}, AT_EMPTY_PATH) = 0</text:p>
      <text:p text:style-name="P383">pread64(3, "\6\0\0\0\4\0\0\0@\0\0\0\0\0\0\0@\0\0\0\0\0\0\0@\0\0\0\0\0\0\0"..., 784, 64) = 784</text:p>
      <text:p text:style-name="P384">mmap(NULL, 2260560, PROT_READ, MAP_PRIVATE|MAP_DENYWRITE, 3, 0) = 0x7f19f5f4e000</text:p>
      <text:p text:style-name="P385">mmap(0x7f19f5f76000, 1658880, PROT_READ|PROT_EXEC, MAP_PRIVATE|MAP_FIXED|MAP_DENYWRITE, 3, 0x28000) = 0x7f19f5f76000</text:p>
      <text:p text:style-name="P386">mmap(0x7f19f610b000, 360448, PROT_READ, MAP_PRIVATE|MAP_FIXED|MAP_DENYWRITE, 3, 0x1bd000) = 0x7f19f610b000</text:p>
      <text:p text:style-name="P387">mmap(0x7f19f6163000, 24576, PROT_READ|PROT_WRITE, MAP_PRIVATE|MAP_FIXED|MAP_DENYWRITE, 3, 0x214000) = 0x7f19f6163000</text:p>
      <text:p text:style-name="P388">mmap(0x7f19f6169000, 52816, PROT_READ|PROT_WRITE, MAP_PRIVATE|MAP_FIXED|MAP_ANONYMOUS, -1, 0) = 0x7f19f6169000</text:p>
      <text:p text:style-name="P389">close(3) <text:s text:c="31"/>= 0</text:p>
      <text:p text:style-name="P390">mmap(NULL, 12288, PROT_READ|PROT_WRITE, MAP_PRIVATE|MAP_ANONYMOUS, -1, 0) = 0x7f19f5f4b000</text:p>
      <text:p text:style-name="P391">arch_prctl(ARCH_SET_FS, 0x7f19f5f4b740) = 0</text:p>
      <text:p text:style-name="P392">set_tid_address(0x7f19f5f4ba10) <text:s text:c="8"/>= 500719</text:p>
      <text:p text:style-name="P393">set_robust_list(0x7f19f5f4ba20, 24) <text:s text:c="4"/>= 0</text:p>
      <text:p text:style-name="P394">rseq(0x7f19f5f4c0e0, 0x20, 0, 0x53053053) = 0</text:p>
      <text:p text:style-name="P395">mprotect(0x7f19f6163000, 16384, PROT_READ) = 0</text:p>
      <text:p text:style-name="P396">mprotect(0x7f19f617e000, 4096, PROT_READ) = 0</text:p>
      <text:p text:style-name="P397">mprotect(0x556eec59a000, 4096, PROT_READ) = 0</text:p>
      <text:p text:style-name="P398">mprotect(0x7f19f61ba000, 8192, PROT_READ) = 0</text:p>
      <text:p text:style-name="P399">prlimit64(0, RLIMIT_STACK, NULL, {rlim_cur=8192*1024, rlim_max=RLIM64_INFINITY}) = 0</text:p>
      <text:p text:style-name="P400">munmap(0x7f19f6176000, 19391) <text:s text:c="10"/>= 0</text:p>
      <text:p text:style-name="P401">newfstatat(0, "", {st_mode=S_IFCHR|0620, st_rdev=makedev(0x88, 0xc), ...}, AT_EMPTY_PATH) = 0</text:p>
      <text:p text:style-name="P402">getrandom("\x57\x2f\xdb\xc0\xb1\x2f\xf9\x84", 8, GRND_NONBLOCK) = 8</text:p>
      <text:p text:style-name="P403">brk(NULL) <text:s text:c="30"/>= 0x556eed9f9000</text:p>
      <text:p text:style-name="P404">brk(0x556eeda1a000) <text:s text:c="20"/>= 0x556eeda1a000</text:p>
      <text:soft-page-break/>
      <text:p text:style-name="P405">read(0, 1 16 48</text:p>
      <text:p text:style-name="P406">"1 16 48\n", 1024) <text:s text:c="13"/>= 8</text:p>
      <text:p text:style-name="P407">newfstatat(1, "", {st_mode=S_IFCHR|0620, st_rdev=makedev(0x88, 0xc), ...}, AT_EMPTY_PATH) = 0</text:p>
      <text:p text:style-name="P408"><text:span text:style-name="T409">write</text:span><text:span text:style-name="T410">(1, "\320\222\321\213 \320\262\321\213\320\267\320\262\320\260\320\273\320\270 1\321\203\321\216 \321\204\321\203\320\275"..., 82Вы вызвали 1ую функцию с аргументами<text:s/></text:span><text:span text:style-name="T411">A</text:span><text:span text:style-name="T412"><text:s/>= 16,<text:s/></text:span><text:span text:style-name="T413">B</text:span><text:span text:style-name="T414"><text:s/>= 48</text:span></text:p>
      <text:p text:style-name="P415">) = 82</text:p>
      <text:p text:style-name="P416">write(1, "\320\240\320\265\320\267\321\203\320\273\321\214\321\202\320\260\321\202: 16\n", 23Результат: 16</text:p>
      <text:p text:style-name="P417">) = 23</text:p>
      <text:p text:style-name="P418">read(0, ^C0x556eed9f92a0, 1024) <text:s text:c="10"/>= ? ERESTARTSYS (To be restarted if SA_RESTART is set)</text:p>
      <text:p text:style-name="P419">strace: Process 500719 detached</text:p>
      <text:p text:style-name="P420"/>
      <text:p text:style-name="P421">platon@Seryi:~/OS/OS/4$ strace ./test2</text:p>
      <text:p text:style-name="P422">execve("./test2", ["./test2"], 0x7ffd15a6b6d0 /* 37 vars */) = 0</text:p>
      <text:p text:style-name="P423">brk(NULL) <text:s text:c="30"/>= 0x558cdda2e000</text:p>
      <text:p text:style-name="P424">arch_prctl(0x3001 /* ARCH_??? */, 0x7ffff9c34780) = -1 EINVAL (Invalid argument)</text:p>
      <text:p text:style-name="P425">mmap(NULL, 8192, PROT_READ|PROT_WRITE, MAP_PRIVATE|MAP_ANONYMOUS, -1, 0) = 0x7f108e6fc000</text:p>
      <text:p text:style-name="P426">access("/etc/ld.so.preload", R_OK) <text:s text:c="5"/>= -1 ENOENT (No such file or directory)</text:p>
      <text:p text:style-name="P427">openat(AT_FDCWD, "/home/platon/OS/OS/4/lib/glibc-hwcaps/x86-64-v3/libc.so.6", O_RDONLY|O_CLOEXEC) = -1 ENOENT (No such file or directory)</text:p>
      <text:p text:style-name="P428">newfstatat(AT_FDCWD, "/home/platon/OS/OS/4/lib/glibc-hwcaps/x86-64-v3", 0x7ffff9c339a0, 0) = -1 ENOENT (No such file or directory)</text:p>
      <text:p text:style-name="P429">openat(AT_FDCWD, "/home/platon/OS/OS/4/lib/glibc-hwcaps/x86-64-v2/libc.so.6", O_RDONLY|O_CLOEXEC) = -1 ENOENT (No such file or directory)</text:p>
      <text:p text:style-name="P430">newfstatat(AT_FDCWD, "/home/platon/OS/OS/4/lib/glibc-hwcaps/x86-64-v2", 0x7ffff9c339a0, 0) = -1 ENOENT (No such file or directory)</text:p>
      <text:p text:style-name="P431">openat(AT_FDCWD, "/home/platon/OS/OS/4/lib/tls/x86_64/x86_64/libc.so.6", O_RDONLY|O_CLOEXEC) = -1 ENOENT (No such file or directory)</text:p>
      <text:p text:style-name="P432">newfstatat(AT_FDCWD, "/home/platon/OS/OS/4/lib/tls/x86_64/x86_64", 0x7ffff9c339a0, 0) = -1 ENOENT (No such file or directory)</text:p>
      <text:p text:style-name="P433">openat(AT_FDCWD, "/home/platon/OS/OS/4/lib/tls/x86_64/libc.so.6", O_RDONLY|O_CLOEXEC) = -1 ENOENT (No such file or directory)</text:p>
      <text:p text:style-name="P434">newfstatat(AT_FDCWD, "/home/platon/OS/OS/4/lib/tls/x86_64", 0x7ffff9c339a0, 0) = -1 ENOENT (No such file or directory)</text:p>
      <text:p text:style-name="P435">openat(AT_FDCWD, "/home/platon/OS/OS/4/lib/tls/x86_64/libc.so.6", O_RDONLY|O_CLOEXEC) = -1 ENOENT (No such file or directory)</text:p>
      <text:p text:style-name="P436">newfstatat(AT_FDCWD, "/home/platon/OS/OS/4/lib/tls/x86_64", 0x7ffff9c339a0, 0) = -1 ENOENT (No such file or directory)</text:p>
      <text:p text:style-name="P437">openat(AT_FDCWD, "/home/platon/OS/OS/4/lib/tls/libc.so.6", O_RDONLY|O_CLOEXEC) = -1 ENOENT (No such file or directory)</text:p>
      <text:p text:style-name="P438">newfstatat(AT_FDCWD, "/home/platon/OS/OS/4/lib/tls", 0x7ffff9c339a0, 0) = -1 ENOENT (No such file or directory)</text:p>
      <text:p text:style-name="P439">openat(AT_FDCWD, "/home/platon/OS/OS/4/lib/x86_64/x86_64/libc.so.6", O_RDONLY|O_CLOEXEC) = -1 ENOENT (No such file or directory)</text:p>
      <text:p text:style-name="P440">newfstatat(AT_FDCWD, "/home/platon/OS/OS/4/lib/x86_64/x86_64", 0x7ffff9c339a0, 0) = -1 ENOENT (No such file or directory)</text:p>
      <text:p text:style-name="P441">openat(AT_FDCWD, "/home/platon/OS/OS/4/lib/x86_64/libc.so.6", O_RDONLY|O_CLOEXEC) = -1 ENOENT (No such file or directory)</text:p>
      <text:p text:style-name="P442">newfstatat(AT_FDCWD, "/home/platon/OS/OS/4/lib/x86_64", 0x7ffff9c339a0, 0) = -1 ENOENT (No such file or directory)</text:p>
      <text:p text:style-name="P443">openat(AT_FDCWD, "/home/platon/OS/OS/4/lib/x86_64/libc.so.6", O_RDONLY|O_CLOEXEC) = -1 ENOENT (No such file or directory)</text:p>
      <text:soft-page-break/>
      <text:p text:style-name="P444">newfstatat(AT_FDCWD, "/home/platon/OS/OS/4/lib/x86_64", 0x7ffff9c339a0, 0) = -1 ENOENT (No such file or directory)</text:p>
      <text:p text:style-name="P445">openat(AT_FDCWD, "/home/platon/OS/OS/4/lib/libc.so.6", O_RDONLY|O_CLOEXEC) = -1 ENOENT (No such file or directory)</text:p>
      <text:p text:style-name="P446">newfstatat(AT_FDCWD, "/home/platon/OS/OS/4/lib", {st_mode=S_IFDIR|0755, st_size=4096, ...}, 0) = 0</text:p>
      <text:p text:style-name="P447">openat(AT_FDCWD, "/etc/ld.so.cache", O_RDONLY|O_CLOEXEC) = 3</text:p>
      <text:p text:style-name="P448">newfstatat(3, "", {st_mode=S_IFREG|0644, st_size=19391, ...}, AT_EMPTY_PATH) = 0</text:p>
      <text:p text:style-name="P449">mmap(NULL, 19391, PROT_READ, MAP_PRIVATE, 3, 0) = 0x7f108e6f7000</text:p>
      <text:p text:style-name="P450">close(3) <text:s text:c="31"/>= 0</text:p>
      <text:p text:style-name="P451">openat(AT_FDCWD, "/lib/x86_64-linux-gnu/libc.so.6", O_RDONLY|O_CLOEXEC) = 3</text:p>
      <text:p text:style-name="P452">read(3, "\177ELF\2\1\1\3\0\0\0\0\0\0\0\0\3\0&gt;\0\1\0\0\0P\237\2\0\0\0\0\0"..., 832) = 832</text:p>
      <text:p text:style-name="P453">pread64(3, "\6\0\0\0\4\0\0\0@\0\0\0\0\0\0\0@\0\0\0\0\0\0\0@\0\0\0\0\0\0\0"..., 784, 64) = 784</text:p>
      <text:p text:style-name="P454">pread64(3, "\4\0\0\0 \0\0\0\5\0\0\0GNU\0\2\0\0\300\4\0\0\0\3\0\0\0\0\0\0\0"..., 48, 848) = 48</text:p>
      <text:p text:style-name="P455">pread64(3, "\4\0\0\0\24\0\0\0\3\0\0\0GNU\0 =\340\2563\265?\356\25x\261\27\313A#\350"..., 68, 896) = 68</text:p>
      <text:p text:style-name="P456">newfstatat(3, "", {st_mode=S_IFREG|0755, st_size=2216304, ...}, AT_EMPTY_PATH) = 0</text:p>
      <text:p text:style-name="P457">pread64(3, "\6\0\0\0\4\0\0\0@\0\0\0\0\0\0\0@\0\0\0\0\0\0\0@\0\0\0\0\0\0\0"..., 784, 64) = 784</text:p>
      <text:p text:style-name="P458">mmap(NULL, 2260560, PROT_READ, MAP_PRIVATE|MAP_DENYWRITE, 3, 0) = 0x7f108e4cf000</text:p>
      <text:p text:style-name="P459">mmap(0x7f108e4f7000, 1658880, PROT_READ|PROT_EXEC, MAP_PRIVATE|MAP_FIXED|MAP_DENYWRITE, 3, 0x28000) = 0x7f108e4f7000</text:p>
      <text:p text:style-name="P460">mmap(0x7f108e68c000, 360448, PROT_READ, MAP_PRIVATE|MAP_FIXED|MAP_DENYWRITE, 3, 0x1bd000) = 0x7f108e68c000</text:p>
      <text:p text:style-name="P461">mmap(0x7f108e6e4000, 24576, PROT_READ|PROT_WRITE, MAP_PRIVATE|MAP_FIXED|MAP_DENYWRITE, 3, 0x214000) = 0x7f108e6e4000</text:p>
      <text:p text:style-name="P462">mmap(0x7f108e6ea000, 52816, PROT_READ|PROT_WRITE, MAP_PRIVATE|MAP_FIXED|MAP_ANONYMOUS, -1, 0) = 0x7f108e6ea000</text:p>
      <text:p text:style-name="P463">close(3) <text:s text:c="31"/>= 0</text:p>
      <text:p text:style-name="P464">mmap(NULL, 12288, PROT_READ|PROT_WRITE, MAP_PRIVATE|MAP_ANONYMOUS, -1, 0) = 0x7f108e4cc000</text:p>
      <text:p text:style-name="P465">arch_prctl(ARCH_SET_FS, 0x7f108e4cc740) = 0</text:p>
      <text:p text:style-name="P466">set_tid_address(0x7f108e4cca10) <text:s text:c="8"/>= 500903</text:p>
      <text:p text:style-name="P467">set_robust_list(0x7f108e4cca20, 24) <text:s text:c="4"/>= 0</text:p>
      <text:p text:style-name="P468">rseq(0x7f108e4cd0e0, 0x20, 0, 0x53053053) = 0</text:p>
      <text:p text:style-name="P469">mprotect(0x7f108e6e4000, 16384, PROT_READ) = 0</text:p>
      <text:p text:style-name="P470">mprotect(0x558cdd5e0000, 4096, PROT_READ) = 0</text:p>
      <text:p text:style-name="P471">mprotect(0x7f108e736000, 8192, PROT_READ) = 0</text:p>
      <text:p text:style-name="P472">prlimit64(0, RLIMIT_STACK, NULL, {rlim_cur=8192*1024, rlim_max=RLIM64_INFINITY}) = 0</text:p>
      <text:p text:style-name="P473">munmap(0x7f108e6f7000, 19391) <text:s text:c="10"/>= 0</text:p>
      <text:p text:style-name="P474">getrandom("\x10\xdc\x1d\x69\x9f\x6e\x5a\x7f", 8, GRND_NONBLOCK) = 8</text:p>
      <text:p text:style-name="P475">brk(NULL) <text:s text:c="30"/>= 0x558cdda2e000</text:p>
      <text:p text:style-name="P476">brk(0x558cdda4f000) <text:s text:c="20"/>= 0x558cdda4f000</text:p>
      <text:p text:style-name="P477">openat(AT_FDCWD, "lib/librealization1.so", O_RDONLY|O_CLOEXEC) = 3</text:p>
      <text:p text:style-name="P478">read(3, "\177ELF\2\1\1\0\0\0\0\0\0\0\0\0\3\0&gt;\0\1\0\0\0\0\0\0\0\0\0\0\0"..., 832) = 832</text:p>
      <text:p text:style-name="P479">newfstatat(3, "", {st_mode=S_IFREG|0755, st_size=15168, ...}, AT_EMPTY_PATH) = 0</text:p>
      <text:p text:style-name="P480">getcwd("/home/platon/OS/OS/4", 128) <text:s text:c="4"/>= 21</text:p>
      <text:p text:style-name="P481">mmap(NULL, 16424, PROT_READ, MAP_PRIVATE|MAP_DENYWRITE, 3, 0) = 0x7f108e6f7000</text:p>
      <text:soft-page-break/>
      <text:p text:style-name="P482">mmap(0x7f108e6f8000, 4096, PROT_READ|PROT_EXEC, MAP_PRIVATE|MAP_FIXED|MAP_DENYWRITE, 3, 0x1000) = 0x7f108e6f8000</text:p>
      <text:p text:style-name="P483">mmap(0x7f108e6f9000, 4096, PROT_READ, MAP_PRIVATE|MAP_FIXED|MAP_DENYWRITE, 3, 0x2000) = 0x7f108e6f9000</text:p>
      <text:p text:style-name="P484">mmap(0x7f108e6fa000, 8192, PROT_READ|PROT_WRITE, MAP_PRIVATE|MAP_FIXED|MAP_DENYWRITE, 3, 0x2000) = 0x7f108e6fa000</text:p>
      <text:p text:style-name="P485">close(3) <text:s text:c="31"/>= 0</text:p>
      <text:p text:style-name="P486">mprotect(0x7f108e6fa000, 4096, PROT_READ) = 0</text:p>
      <text:p text:style-name="P487">openat(AT_FDCWD, "lib/librealization2.so", O_RDONLY|O_CLOEXEC) = 3</text:p>
      <text:p text:style-name="P488">read(3, "\177ELF\2\1\1\0\0\0\0\0\0\0\0\0\3\0&gt;\0\1\0\0\0\0\0\0\0\0\0\0\0"..., 832) = 832</text:p>
      <text:p text:style-name="P489">newfstatat(3, "", {st_mode=S_IFREG|0755, st_size=15568, ...}, AT_EMPTY_PATH) = 0</text:p>
      <text:p text:style-name="P490">getcwd("/home/platon/OS/OS/4", 128) <text:s text:c="4"/>= 21</text:p>
      <text:p text:style-name="P491">mmap(NULL, 16432, PROT_READ, MAP_PRIVATE|MAP_DENYWRITE, 3, 0) = 0x7f108e4c7000</text:p>
      <text:p text:style-name="P492">mmap(0x7f108e4c8000, 4096, PROT_READ|PROT_EXEC, MAP_PRIVATE|MAP_FIXED|MAP_DENYWRITE, 3, 0x1000) = 0x7f108e4c8000</text:p>
      <text:p text:style-name="P493">mmap(0x7f108e4c9000, 4096, PROT_READ, MAP_PRIVATE|MAP_FIXED|MAP_DENYWRITE, 3, 0x2000) = 0x7f108e4c9000</text:p>
      <text:p text:style-name="P494">mmap(0x7f108e4ca000, 8192, PROT_READ|PROT_WRITE, MAP_PRIVATE|MAP_FIXED|MAP_DENYWRITE, 3, 0x2000) = 0x7f108e4ca000</text:p>
      <text:p text:style-name="P495">close(3) <text:s text:c="31"/>= 0</text:p>
      <text:p text:style-name="P496">mprotect(0x7f108e4ca000, 4096, PROT_READ) = 0</text:p>
      <text:p text:style-name="P497">newfstatat(0, "", {st_mode=S_IFCHR|0620, st_rdev=makedev(0x88, 0xc), ...}, AT_EMPTY_PATH) = 0</text:p>
      <text:p text:style-name="P498">read(0, 1 16 48</text:p>
      <text:p text:style-name="P499">"1 16 48\n", 1024) <text:s text:c="13"/>= 8</text:p>
      <text:p text:style-name="P500">newfstatat(1, "", {st_mode=S_IFCHR|0620, st_rdev=makedev(0x88, 0xc), ...}, AT_EMPTY_PATH) = 0</text:p>
      <text:p text:style-name="P501"><text:span text:style-name="T502">write</text:span><text:span text:style-name="T503">(1, "\320\222\321\213 \320\262\321\213\320\267\320\262\320\260\320\273\320\270 1\321\203\321\216 \321\204\321\203\320\275"..., 82Вы вызвали 1ую функцию с аргументами<text:s/></text:span><text:span text:style-name="T504">A</text:span><text:span text:style-name="T505"><text:s/>= 16,<text:s/></text:span><text:span text:style-name="T506">B</text:span><text:span text:style-name="T507"><text:s/>= 48</text:span></text:p>
      <text:p text:style-name="P508">) = 82</text:p>
      <text:p text:style-name="P509">write(1, "\320\240\320\265\320\267\321\203\320\273\321\214\321\202\320\260\321\202: 16\n", 23Результат: 16</text:p>
      <text:p text:style-name="P510">) = 23</text:p>
      <text:p text:style-name="P511">read(0, ^Cstrace: Process 500903 detached</text:p>
      <text:p text:style-name="P512"><text:s/>&lt;detached ...&gt;</text:p>
      <text:p text:style-name="P513">Пояснения</text:p>
      <text:p text:style-name="P514">Помимо уже изученных системных вызовов в этой лабораторной работе мы очень часто видим</text:p>
      <text:p text:style-name="Textbody"><text:span text:style-name="T515">openat</text:span><text:span text:style-name="T516">(</text:span><text:span text:style-name="T517">AT</text:span><text:span text:style-name="T518">_</text:span><text:span text:style-name="T519">FDCWD</text:span><text:span text:style-name="T520">, "/</text:span><text:span text:style-name="T521">home</text:span><text:span text:style-name="T522">/</text:span><text:span text:style-name="T523">platon</text:span><text:span text:style-name="T524">/</text:span><text:span text:style-name="T525">OS</text:span><text:span text:style-name="T526">/</text:span><text:span text:style-name="T527">OS</text:span><text:span text:style-name="T528">/4/</text:span><text:span text:style-name="T529">lib</text:span><text:span text:style-name="T530">/</text:span><text:span text:style-name="T531">x</text:span><text:span text:style-name="T532">86_64/</text:span><text:span text:style-name="T533">x</text:span><text:span text:style-name="T534">86_64/</text:span><text:span text:style-name="T535">librealization</text:span><text:span text:style-name="T536">1.</text:span><text:span text:style-name="T537">so</text:span><text:span text:style-name="T538">",<text:s/></text:span><text:span text:style-name="T539">O</text:span><text:span text:style-name="T540">_</text:span><text:span text:style-name="T541">RDONLY</text:span><text:span text:style-name="T542">|</text:span><text:span text:style-name="T543">O</text:span><text:span text:style-name="T544">_</text:span><text:span text:style-name="T545">CLOEXEC</text:span><text:span text:style-name="T546">)<text:s/></text:span></text:p>
      <text:p text:style-name="P547">И это имеет смысл, поскольку мы подключаем к нашим файлам динамическую библиотеку и линковщик пытается найти ее во всех известных ему директориях для динамических библиотек.</text:p>
      <text:list text:style-name="LFO6" text:continue-numbering="true">
        <text:list-item>
          <text:p text:style-name="P548">5-7</text:p>
        </text:list-item>
      </text:list>
      <text:p text:style-name="P549"><text:span text:style-name="T550">Листинг</text:span><text:span text:style-name="T551"><text:s/></text:span><text:span text:style-name="T552">strace</text:span></text:p>
      <text:p text:style-name="P553">platon@Seryi:~/OS/OS/567$ strace ./server.out</text:p>
      <text:p text:style-name="P554">execve("./server.out", ["./server.out"], 0x7ffe90e1fb70 /* 37 vars */) = 0</text:p>
      <text:p text:style-name="P555">brk(NULL) <text:s text:c="30"/>= 0x55dcc2dae000</text:p>
      <text:p text:style-name="P556">arch_prctl(0x3001 /* ARCH_??? */, 0x7ffce9b89fe0) = -1 EINVAL (Invalid argument)</text:p>
      <text:p text:style-name="P557">mmap(NULL, 8192, PROT_READ|PROT_WRITE, MAP_PRIVATE|MAP_ANONYMOUS, -1, 0) = 0x7fca11581000</text:p>
      <text:soft-page-break/>
      <text:p text:style-name="P558">access("/etc/ld.so.preload", R_OK) <text:s text:c="5"/>= -1 ENOENT (No such file or directory)</text:p>
      <text:p text:style-name="P559">openat(AT_FDCWD, "/home/platon/OS/OS/4/lib/glibc-hwcaps/x86-64-v3/libzmq.so.5", O_RDONLY|O_CLOEXEC) = -1 ENOENT (No such file or directory)</text:p>
      <text:p text:style-name="P560">newfstatat(AT_FDCWD, "/home/platon/OS/OS/4/lib/glibc-hwcaps/x86-64-v3", 0x7ffce9b89200, 0) = -1 ENOENT (No such file or directory)</text:p>
      <text:p text:style-name="P561">openat(AT_FDCWD, "/home/platon/OS/OS/4/lib/glibc-hwcaps/x86-64-v2/libzmq.so.5", O_RDONLY|O_CLOEXEC) = -1 ENOENT (No such file or directory)</text:p>
      <text:p text:style-name="P562">newfstatat(AT_FDCWD, "/home/platon/OS/OS/4/lib/glibc-hwcaps/x86-64-v2", 0x7ffce9b89200, 0) = -1 ENOENT (No such file or directory)</text:p>
      <text:p text:style-name="P563">openat(AT_FDCWD, "/home/platon/OS/OS/4/lib/tls/x86_64/x86_64/libzmq.so.5", O_RDONLY|O_CLOEXEC) = -1 ENOENT (No such file or directory)</text:p>
      <text:p text:style-name="P564">newfstatat(AT_FDCWD, "/home/platon/OS/OS/4/lib/tls/x86_64/x86_64", 0x7ffce9b89200, 0) = -1 ENOENT (No such file or directory)</text:p>
      <text:p text:style-name="P565">openat(AT_FDCWD, "/home/platon/OS/OS/4/lib/tls/x86_64/libzmq.so.5", O_RDONLY|O_CLOEXEC) = -1 ENOENT (No such file or directory)</text:p>
      <text:p text:style-name="P566">newfstatat(AT_FDCWD, "/home/platon/OS/OS/4/lib/tls/x86_64", 0x7ffce9b89200, 0) = -1 ENOENT (No such file or directory)</text:p>
      <text:p text:style-name="P567">openat(AT_FDCWD, "/home/platon/OS/OS/4/lib/tls/x86_64/libzmq.so.5", O_RDONLY|O_CLOEXEC) = -1 ENOENT (No such file or directory)</text:p>
      <text:p text:style-name="P568">newfstatat(AT_FDCWD, "/home/platon/OS/OS/4/lib/tls/x86_64", 0x7ffce9b89200, 0) = -1 ENOENT (No such file or directory)</text:p>
      <text:p text:style-name="P569">openat(AT_FDCWD, "/home/platon/OS/OS/4/lib/tls/libzmq.so.5", O_RDONLY|O_CLOEXEC) = -1 ENOENT (No such file or directory)</text:p>
      <text:p text:style-name="P570">newfstatat(AT_FDCWD, "/home/platon/OS/OS/4/lib/tls", 0x7ffce9b89200, 0) = -1 ENOENT (No such file or directory)</text:p>
      <text:p text:style-name="P571">openat(AT_FDCWD, "/home/platon/OS/OS/4/lib/x86_64/x86_64/libzmq.so.5", O_RDONLY|O_CLOEXEC) = -1 ENOENT (No such file or directory)</text:p>
      <text:p text:style-name="P572">newfstatat(AT_FDCWD, "/home/platon/OS/OS/4/lib/x86_64/x86_64", 0x7ffce9b89200, 0) = -1 ENOENT (No such file or directory)</text:p>
      <text:p text:style-name="P573">openat(AT_FDCWD, "/home/platon/OS/OS/4/lib/x86_64/libzmq.so.5", O_RDONLY|O_CLOEXEC) = -1 ENOENT (No such file or directory)</text:p>
      <text:p text:style-name="P574">newfstatat(AT_FDCWD, "/home/platon/OS/OS/4/lib/x86_64", 0x7ffce9b89200, 0) = -1 ENOENT (No such file or directory)</text:p>
      <text:p text:style-name="P575">openat(AT_FDCWD, "/home/platon/OS/OS/4/lib/x86_64/libzmq.so.5", O_RDONLY|O_CLOEXEC) = -1 ENOENT (No such file or directory)</text:p>
      <text:p text:style-name="P576">newfstatat(AT_FDCWD, "/home/platon/OS/OS/4/lib/x86_64", 0x7ffce9b89200, 0) = -1 ENOENT (No such file or directory)</text:p>
      <text:p text:style-name="P577">openat(AT_FDCWD, "/home/platon/OS/OS/4/lib/libzmq.so.5", O_RDONLY|O_CLOEXEC) = -1 ENOENT (No such file or directory)</text:p>
      <text:p text:style-name="P578">newfstatat(AT_FDCWD, "/home/platon/OS/OS/4/lib", {st_mode=S_IFDIR|0755, st_size=4096, ...}, 0) = 0</text:p>
      <text:p text:style-name="P579">openat(AT_FDCWD, "/etc/ld.so.cache", O_RDONLY|O_CLOEXEC) = 3</text:p>
      <text:p text:style-name="P580">newfstatat(3, "", {st_mode=S_IFREG|0644, st_size=19391, ...}, AT_EMPTY_PATH) = 0</text:p>
      <text:p text:style-name="P581">mmap(NULL, 19391, PROT_READ, MAP_PRIVATE, 3, 0) = 0x7fca1157c000</text:p>
      <text:p text:style-name="P582">close(3) <text:s text:c="31"/>= 0</text:p>
      <text:p text:style-name="P583">openat(AT_FDCWD, "/usr/local/lib/libzmq.so.5", O_RDONLY|O_CLOEXEC) = 3</text:p>
      <text:p text:style-name="P584">read(3, "\177ELF\2\1\1\3\0\0\0\0\0\0\0\0\3\0&gt;\0\1\0\0\0\0\0\0\0\0\0\0\0"..., 832) = 832</text:p>
      <text:p text:style-name="P585">newfstatat(3, "", {st_mode=S_IFREG|0644, st_size=1195080, ...}, AT_EMPTY_PATH) = 0</text:p>
      <text:p text:style-name="P586">mmap(NULL, 1008376, PROT_READ, MAP_PRIVATE|MAP_DENYWRITE, 3, 0) = 0x7fca11485000</text:p>
      <text:p text:style-name="P587">mprotect(0x7fca114ca000, 688128, PROT_NONE) = 0</text:p>
      <text:p text:style-name="P588">mmap(0x7fca114ca000, 548864, PROT_READ|PROT_EXEC, MAP_PRIVATE|MAP_FIXED|MAP_DENYWRITE, 3, 0x45000) = 0x7fca114ca000</text:p>
      <text:p text:style-name="P589">mmap(0x7fca11550000, 135168, PROT_READ, MAP_PRIVATE|MAP_FIXED|MAP_DENYWRITE, 3, 0xcb000) = 0x7fca11550000</text:p>
      <text:p text:style-name="P590">mmap(0x7fca11572000, 40960, PROT_READ|PROT_WRITE, MAP_PRIVATE|MAP_FIXED|MAP_DENYWRITE, 3, 0xec000) = 0x7fca11572000</text:p>
      <text:p text:style-name="P591">close(3) <text:s text:c="31"/>= 0</text:p>
      <text:p text:style-name="P592">openat(AT_FDCWD, "/home/platon/OS/OS/4/lib/libstdc++.so.6", O_RDONLY|O_CLOEXEC) = -1 ENOENT (No such file or directory)</text:p>
      <text:p text:style-name="P593">openat(AT_FDCWD, "/lib/x86_64-linux-gnu/libstdc++.so.6", O_RDONLY|O_CLOEXEC) = 3</text:p>
      <text:p text:style-name="P594">read(3, "\177ELF\2\1\1\3\0\0\0\0\0\0\0\0\3\0&gt;\0\1\0\0\0\0\0\0\0\0\0\0\0"..., 832) = 832</text:p>
      <text:p text:style-name="P595">newfstatat(3, "", {st_mode=S_IFREG|0644, st_size=2260296, ...}, AT_EMPTY_PATH) = 0</text:p>
      <text:p text:style-name="P596">mmap(NULL, 2275520, PROT_READ, MAP_PRIVATE|MAP_DENYWRITE, 3, 0) = 0x7fca11259000</text:p>
      <text:p text:style-name="P597">mprotect(0x7fca112f3000, 1576960, PROT_NONE) = 0</text:p>
      <text:p text:style-name="P598">mmap(0x7fca112f3000, 1118208, PROT_READ|PROT_EXEC, MAP_PRIVATE|MAP_FIXED|MAP_DENYWRITE, 3, 0x9a000) = 0x7fca112f3000</text:p>
      <text:p text:style-name="P599">mmap(0x7fca11404000, 454656, PROT_READ, MAP_PRIVATE|MAP_FIXED|MAP_DENYWRITE, 3, 0x1ab000) = 0x7fca11404000</text:p>
      <text:p text:style-name="P600">mmap(0x7fca11474000, 57344, PROT_READ|PROT_WRITE, MAP_PRIVATE|MAP_FIXED|MAP_DENYWRITE, 3, 0x21a000) = 0x7fca11474000</text:p>
      <text:p text:style-name="P601">mmap(0x7fca11482000, 10432, PROT_READ|PROT_WRITE, MAP_PRIVATE|MAP_FIXED|MAP_ANONYMOUS, -1, 0) = 0x7fca11482000</text:p>
      <text:p text:style-name="P602">close(3) <text:s text:c="31"/>= 0</text:p>
      <text:p text:style-name="P603">openat(AT_FDCWD, "/home/platon/OS/OS/4/lib/libgcc_s.so.1", O_RDONLY|O_CLOEXEC) = -1 ENOENT (No such file or directory)</text:p>
      <text:p text:style-name="P604">openat(AT_FDCWD, "/lib/x86_64-linux-gnu/libgcc_s.so.1", O_RDONLY|O_CLOEXEC) = 3</text:p>
      <text:p text:style-name="P605">read(3, "\177ELF\2\1\1\0\0\0\0\0\0\0\0\0\3\0&gt;\0\1\0\0\0\0\0\0\0\0\0\0\0"..., 832) = 832</text:p>
      <text:soft-page-break/>
      <text:p text:style-name="P606">newfstatat(3, "", {st_mode=S_IFREG|0644, st_size=125488, ...}, AT_EMPTY_PATH) = 0</text:p>
      <text:p text:style-name="P607">mmap(NULL, 127720, PROT_READ, MAP_PRIVATE|MAP_DENYWRITE, 3, 0) = 0x7fca11239000</text:p>
      <text:p text:style-name="P608">mmap(0x7fca1123c000, 94208, PROT_READ|PROT_EXEC, MAP_PRIVATE|MAP_FIXED|MAP_DENYWRITE, 3, 0x3000) = 0x7fca1123c000</text:p>
      <text:p text:style-name="P609">mmap(0x7fca11253000, 16384, PROT_READ, MAP_PRIVATE|MAP_FIXED|MAP_DENYWRITE, 3, 0x1a000) = 0x7fca11253000</text:p>
      <text:p text:style-name="P610">mmap(0x7fca11257000, 8192, PROT_READ|PROT_WRITE, MAP_PRIVATE|MAP_FIXED|MAP_DENYWRITE, 3, 0x1d000) = 0x7fca11257000</text:p>
      <text:p text:style-name="P611">close(3) <text:s text:c="31"/>= 0</text:p>
      <text:p text:style-name="P612">openat(AT_FDCWD, "/home/platon/OS/OS/4/lib/libc.so.6", O_RDONLY|O_CLOEXEC) = -1 ENOENT (No such file or directory)</text:p>
      <text:p text:style-name="P613">openat(AT_FDCWD, "/lib/x86_64-linux-gnu/libc.so.6", O_RDONLY|O_CLOEXEC) = 3</text:p>
      <text:p text:style-name="P614">read(3, "\177ELF\2\1\1\3\0\0\0\0\0\0\0\0\3\0&gt;\0\1\0\0\0P\237\2\0\0\0\0\0"..., 832) = 832</text:p>
      <text:p text:style-name="P615">pread64(3, "\6\0\0\0\4\0\0\0@\0\0\0\0\0\0\0@\0\0\0\0\0\0\0@\0\0\0\0\0\0\0"..., 784, 64) = 784</text:p>
      <text:p text:style-name="P616">pread64(3, "\4\0\0\0 \0\0\0\5\0\0\0GNU\0\2\0\0\300\4\0\0\0\3\0\0\0\0\0\0\0"..., 48, 848) = 48</text:p>
      <text:p text:style-name="P617">pread64(3, "\4\0\0\0\24\0\0\0\3\0\0\0GNU\0 =\340\2563\265?\356\25x\261\27\313A#\350"..., 68, 896) = 68</text:p>
      <text:p text:style-name="P618">newfstatat(3, "", {st_mode=S_IFREG|0755, st_size=2216304, ...}, AT_EMPTY_PATH) = 0</text:p>
      <text:p text:style-name="P619">pread64(3, "\6\0\0\0\4\0\0\0@\0\0\0\0\0\0\0@\0\0\0\0\0\0\0@\0\0\0\0\0\0\0"..., 784, 64) = 784</text:p>
      <text:p text:style-name="P620">mmap(NULL, 2260560, PROT_READ, MAP_PRIVATE|MAP_DENYWRITE, 3, 0) = 0x7fca11011000</text:p>
      <text:p text:style-name="P621">mmap(0x7fca11039000, 1658880, PROT_READ|PROT_EXEC, MAP_PRIVATE|MAP_FIXED|MAP_DENYWRITE, 3, 0x28000) = 0x7fca11039000</text:p>
      <text:p text:style-name="P622">mmap(0x7fca111ce000, 360448, PROT_READ, MAP_PRIVATE|MAP_FIXED|MAP_DENYWRITE, 3, 0x1bd000) = 0x7fca111ce000</text:p>
      <text:p text:style-name="P623">mmap(0x7fca11226000, 24576, PROT_READ|PROT_WRITE, MAP_PRIVATE|MAP_FIXED|MAP_DENYWRITE, 3, 0x214000) = 0x7fca11226000</text:p>
      <text:p text:style-name="P624">mmap(0x7fca1122c000, 52816, PROT_READ|PROT_WRITE, MAP_PRIVATE|MAP_FIXED|MAP_ANONYMOUS, -1, 0) = 0x7fca1122c000</text:p>
      <text:p text:style-name="P625">close(3) <text:s text:c="31"/>= 0</text:p>
      <text:p text:style-name="P626">openat(AT_FDCWD, "/home/platon/OS/OS/4/lib/libm.so.6", O_RDONLY|O_CLOEXEC) = -1 ENOENT (No such file or directory)</text:p>
      <text:p text:style-name="P627">openat(AT_FDCWD, "/lib/x86_64-linux-gnu/libm.so.6", O_RDONLY|O_CLOEXEC) = 3</text:p>
      <text:p text:style-name="P628">read(3, "\177ELF\2\1\1\3\0\0\0\0\0\0\0\0\3\0&gt;\0\1\0\0\0\0\0\0\0\0\0\0\0"..., 832) = 832</text:p>
      <text:p text:style-name="P629">newfstatat(3, "", {st_mode=S_IFREG|0644, st_size=940560, ...}, AT_EMPTY_PATH) = 0</text:p>
      <text:p text:style-name="P630">mmap(NULL, 942344, PROT_READ, MAP_PRIVATE|MAP_DENYWRITE, 3, 0) = 0x7fca10f2a000</text:p>
      <text:p text:style-name="P631">mmap(0x7fca10f38000, 507904, PROT_READ|PROT_EXEC, MAP_PRIVATE|MAP_FIXED|MAP_DENYWRITE, 3, 0xe000) = 0x7fca10f38000</text:p>
      <text:p text:style-name="P632">mmap(0x7fca10fb4000, 372736, PROT_READ, MAP_PRIVATE|MAP_FIXED|MAP_DENYWRITE, 3, 0x8a000) = 0x7fca10fb4000</text:p>
      <text:p text:style-name="P633">mmap(0x7fca1100f000, 8192, PROT_READ|PROT_WRITE, MAP_PRIVATE|MAP_FIXED|MAP_DENYWRITE, 3, 0xe4000) = 0x7fca1100f000</text:p>
      <text:p text:style-name="P634">close(3) <text:s text:c="31"/>= 0</text:p>
      <text:p text:style-name="P635">mmap(NULL, 8192, PROT_READ|PROT_WRITE, MAP_PRIVATE|MAP_ANONYMOUS, -1, 0) = 0x7fca10f28000</text:p>
      <text:p text:style-name="P636">mmap(NULL, 12288, PROT_READ|PROT_WRITE, MAP_PRIVATE|MAP_ANONYMOUS, -1, 0) = 0x7fca10f25000</text:p>
      <text:p text:style-name="P637">arch_prctl(ARCH_SET_FS, 0x7fca10f25740) = 0</text:p>
      <text:p text:style-name="P638">set_tid_address(0x7fca10f25a10) <text:s text:c="8"/>= 544287</text:p>
      <text:p text:style-name="P639">set_robust_list(0x7fca10f25a20, 24) <text:s text:c="4"/>= 0</text:p>
      <text:p text:style-name="P640">rseq(0x7fca10f260e0, 0x20, 0, 0x53053053) = 0</text:p>
      <text:p text:style-name="P641">mprotect(0x7fca11226000, 16384, PROT_READ) = 0</text:p>
      <text:p text:style-name="P642">mprotect(0x7fca1100f000, 4096, PROT_READ) = 0</text:p>
      <text:p text:style-name="P643">mprotect(0x7fca11257000, 4096, PROT_READ) = 0</text:p>
      <text:p text:style-name="P644">mprotect(0x7fca11474000, 45056, PROT_READ) = 0</text:p>
      <text:p text:style-name="P645">mprotect(0x7fca11572000, 28672, PROT_READ) = 0</text:p>
      <text:p text:style-name="P646">mprotect(0x55dcc20f1000, 4096, PROT_READ) = 0</text:p>
      <text:p text:style-name="P647">mprotect(0x7fca115bb000, 8192, PROT_READ) = 0</text:p>
      <text:p text:style-name="P648">prlimit64(0, RLIMIT_STACK, NULL, {rlim_cur=8192*1024, rlim_max=RLIM64_INFINITY}) = 0</text:p>
      <text:p text:style-name="P649">munmap(0x7fca1157c000, 19391) <text:s text:c="10"/>= 0</text:p>
      <text:p text:style-name="P650">getrandom("\x20\x25\x08\x8f\x54\x99\x12\xdd", 8, GRND_NONBLOCK) = 8</text:p>
      <text:p text:style-name="P651">brk(NULL) <text:s text:c="30"/>= 0x55dcc2dae000</text:p>
      <text:p text:style-name="P652">brk(0x55dcc2dcf000) <text:s text:c="20"/>= 0x55dcc2dcf000</text:p>
      <text:p text:style-name="P653">futex(0x7fca1148277c, FUTEX_WAKE_PRIVATE, 2147483647) = 0</text:p>
      <text:soft-page-break/>
      <text:p text:style-name="P654">eventfd2(0, EFD_CLOEXEC) <text:s text:c="15"/>= 3</text:p>
      <text:p text:style-name="P655">fcntl(3, F_GETFL) <text:s text:c="22"/>= 0x2 (flags O_RDWR)</text:p>
      <text:p text:style-name="P656">fcntl(3, F_SETFL, O_RDWR|O_NONBLOCK) <text:s text:c="3"/>= 0</text:p>
      <text:p text:style-name="P657">fcntl(3, F_GETFL) <text:s text:c="22"/>= 0x802 (flags O_RDWR|O_NONBLOCK)</text:p>
      <text:p text:style-name="P658">fcntl(3, F_SETFL, O_RDWR|O_NONBLOCK) <text:s text:c="3"/>= 0</text:p>
      <text:p text:style-name="P659">getpid() <text:s text:c="31"/>= 544287</text:p>
      <text:p text:style-name="P660">getpid() <text:s text:c="31"/>= 544287</text:p>
      <text:p text:style-name="P661">eventfd2(0, EFD_CLOEXEC) <text:s text:c="15"/>= 4</text:p>
      <text:p text:style-name="P662">fcntl(4, F_GETFL) <text:s text:c="22"/>= 0x2 (flags O_RDWR)</text:p>
      <text:p text:style-name="P663">fcntl(4, F_SETFL, O_RDWR|O_NONBLOCK) <text:s text:c="3"/>= 0</text:p>
      <text:p text:style-name="P664">fcntl(4, F_GETFL) <text:s text:c="22"/>= 0x802 (flags O_RDWR|O_NONBLOCK)</text:p>
      <text:p text:style-name="P665">fcntl(4, F_SETFL, O_RDWR|O_NONBLOCK) <text:s text:c="3"/>= 0</text:p>
      <text:p text:style-name="P666">getpid() <text:s text:c="31"/>= 544287</text:p>
      <text:p text:style-name="P667">epoll_create1(EPOLL_CLOEXEC) <text:s text:c="11"/>= 5</text:p>
      <text:p text:style-name="P668">epoll_ctl(5, EPOLL_CTL_ADD, 4, {events=0, data={u32=3269212000, u64=94406650378080}}) = 0</text:p>
      <text:p text:style-name="P669">epoll_ctl(5, EPOLL_CTL_MOD, 4, {events=EPOLLIN, data={u32=3269212000, u64=94406650378080}}) = 0</text:p>
      <text:p text:style-name="P670">getpid() <text:s text:c="31"/>= 544287</text:p>
      <text:p text:style-name="P671">rt_sigaction(SIGRT_1, {sa_handler=0x7fca110a2870, sa_mask=[], sa_flags=SA_RESTORER|SA_ONSTACK|SA_RESTART|SA_SIGINFO, sa_restorer=0x7fca11053520}, NULL, 8) = 0</text:p>
      <text:p text:style-name="P672">rt_sigprocmask(SIG_UNBLOCK, [RTMIN RT_1], NULL, 8) = 0</text:p>
      <text:p text:style-name="P673">mmap(NULL, 8392704, PROT_NONE, MAP_PRIVATE|MAP_ANONYMOUS|MAP_STACK, -1, 0) = 0x7fca10724000</text:p>
      <text:p text:style-name="P674">mprotect(0x7fca10725000, 8388608, PROT_READ|PROT_WRITE) = 0</text:p>
      <text:p text:style-name="P675">rt_sigprocmask(SIG_BLOCK, ~[], [], 8) <text:s text:c="2"/>= 0</text:p>
      <text:p text:style-name="P676">clone3({flags=CLONE_VM|CLONE_FS|CLONE_FILES|CLONE_SIGHAND|CLONE_THREAD|CLONE_SYSVSEM|CLONE_SETTLS|CLONE_PARENT_SETTID|CLONE_CHILD_CLEARTID, child_tid=0x7fca10f24910, parent_tid=0x7fca10f24910, exit_signal=0, stack=0x7fca10724000, stack_size=0x7fff00, tls=0x7fca10f24640} =&gt; {parent_tid=[544288]}, 88) = 544288</text:p>
      <text:p text:style-name="P677">rt_sigprocmask(SIG_SETMASK, [], NULL, 8) = 0</text:p>
      <text:p text:style-name="P678">eventfd2(0, EFD_CLOEXEC) <text:s text:c="15"/>= 6</text:p>
      <text:p text:style-name="P679">fcntl(6, F_GETFL) <text:s text:c="22"/>= 0x2 (flags O_RDWR)</text:p>
      <text:p text:style-name="P680">fcntl(6, F_SETFL, O_RDWR|O_NONBLOCK) <text:s text:c="3"/>= 0</text:p>
      <text:p text:style-name="P681">fcntl(6, F_GETFL) <text:s text:c="22"/>= 0x802 (flags O_RDWR|O_NONBLOCK)</text:p>
      <text:p text:style-name="P682">fcntl(6, F_SETFL, O_RDWR|O_NONBLOCK) <text:s text:c="3"/>= 0</text:p>
      <text:p text:style-name="P683">getpid() <text:s text:c="31"/>= 544287</text:p>
      <text:p text:style-name="P684">epoll_create1(EPOLL_CLOEXEC) <text:s text:c="11"/>= 7</text:p>
      <text:p text:style-name="P685">epoll_ctl(7, EPOLL_CTL_ADD, 6, {events=0, data={u32=3269215456, u64=94406650381536}}) = 0</text:p>
      <text:p text:style-name="P686">epoll_ctl(7, EPOLL_CTL_MOD, 6, {events=EPOLLIN, data={u32=3269215456, u64=94406650381536}}) = 0</text:p>
      <text:p text:style-name="P687">mmap(NULL, 8392704, PROT_NONE, MAP_PRIVATE|MAP_ANONYMOUS|MAP_STACK, -1, 0) = 0x7fca0ff23000</text:p>
      <text:p text:style-name="P688">mprotect(0x7fca0ff24000, 8388608, PROT_READ|PROT_WRITE) = 0</text:p>
      <text:p text:style-name="P689">rt_sigprocmask(SIG_BLOCK, ~[], [], 8) <text:s text:c="2"/>= 0</text:p>
      <text:p text:style-name="P690">clone3({flags=CLONE_VM|CLONE_FS|CLONE_FILES|CLONE_SIGHAND|CLONE_THREAD|CLONE_SYSVSEM|CLONE_SETTLS|CLONE_PARENT_SETTID|CLONE_CHILD_CLEARTID, child_tid=0x7fca10723910, parent_tid=0x7fca10723910, exit_signal=0, stack=0x7fca0ff23000, stack_size=0x7fff00, tls=0x7fca10723640} =&gt; {parent_tid=[544289]}, 88) = 544289</text:p>
      <text:p text:style-name="P691">rt_sigprocmask(SIG_SETMASK, [], NULL, 8) = 0</text:p>
      <text:p text:style-name="P692">eventfd2(0, EFD_CLOEXEC) <text:s text:c="15"/>= 8</text:p>
      <text:p text:style-name="P693">fcntl(8, F_GETFL) <text:s text:c="22"/>= 0x2 (flags O_RDWR)</text:p>
      <text:p text:style-name="P694">fcntl(8, F_SETFL, O_RDWR|O_NONBLOCK) <text:s text:c="3"/>= 0</text:p>
      <text:p text:style-name="P695">fcntl(8, F_GETFL) <text:s text:c="22"/>= 0x802 (flags O_RDWR|O_NONBLOCK)</text:p>
      <text:p text:style-name="P696">fcntl(8, F_SETFL, O_RDWR|O_NONBLOCK) <text:s text:c="3"/>= 0</text:p>
      <text:p text:style-name="P697">getpid() <text:s text:c="31"/>= 544287</text:p>
      <text:p text:style-name="P698">eventfd2(0, EFD_CLOEXEC) <text:s text:c="15"/>= 9</text:p>
      <text:soft-page-break/>
      <text:p text:style-name="P699">fcntl(9, F_GETFL) <text:s text:c="22"/>= 0x2 (flags O_RDWR)</text:p>
      <text:p text:style-name="P700">fcntl(9, F_SETFL, O_RDWR|O_NONBLOCK) <text:s text:c="3"/>= 0</text:p>
      <text:p text:style-name="P701">fcntl(9, F_GETFL) <text:s text:c="22"/>= 0x802 (flags O_RDWR|O_NONBLOCK)</text:p>
      <text:p text:style-name="P702">fcntl(9, F_SETFL, O_RDWR|O_NONBLOCK) <text:s text:c="3"/>= 0</text:p>
      <text:p text:style-name="P703">getpid() <text:s text:c="31"/>= 544287</text:p>
      <text:p text:style-name="P704">futex(0x7fca11482788, FUTEX_WAKE_PRIVATE, 2147483647) = 0</text:p>
      <text:p text:style-name="P705">getpid() <text:s text:c="31"/>= 544287</text:p>
      <text:p text:style-name="P706">poll([{fd=9, events=POLLIN}], 1, 0) <text:s text:c="4"/>= 0 (Timeout)</text:p>
      <text:p text:style-name="P707">getpid() <text:s text:c="31"/>= 544287</text:p>
      <text:p text:style-name="P708">write(6, "\1\0\0\0\0\0\0\0", 8) <text:s text:c="8"/>= 8</text:p>
      <text:p text:style-name="P709">getpid() <text:s text:c="31"/>= 544287</text:p>
      <text:p text:style-name="P710">write(9, "\1\0\0\0\0\0\0\0", 8) <text:s text:c="8"/>= 8</text:p>
      <text:p text:style-name="P711">brk(0x55dcc2df0000) <text:s text:c="20"/>= 0x55dcc2df0000</text:p>
      <text:p text:style-name="P712">eventfd2(0, EFD_CLOEXEC) <text:s text:c="15"/>= 10</text:p>
      <text:p text:style-name="P713">fcntl(10, F_GETFL) <text:s text:c="21"/>= 0x2 (flags O_RDWR)</text:p>
      <text:p text:style-name="P714">fcntl(10, F_SETFL, O_RDWR|O_NONBLOCK) <text:s text:c="2"/>= 0</text:p>
      <text:p text:style-name="P715">fcntl(10, F_GETFL) <text:s text:c="21"/>= 0x802 (flags O_RDWR|O_NONBLOCK)</text:p>
      <text:p text:style-name="P716">fcntl(10, F_SETFL, O_RDWR|O_NONBLOCK) <text:s text:c="2"/>= 0</text:p>
      <text:p text:style-name="P717">getpid() <text:s text:c="31"/>= 544287</text:p>
      <text:p text:style-name="P718">getpid() <text:s text:c="31"/>= 544287</text:p>
      <text:p text:style-name="P719">poll([{fd=10, events=POLLIN}], 1, 0) <text:s text:c="3"/>= 0 (Timeout)</text:p>
      <text:p text:style-name="P720">socket(AF_NETLINK, SOCK_RAW|SOCK_CLOEXEC, NETLINK_ROUTE) = 11</text:p>
      <text:p text:style-name="P721">bind(11, {sa_family=AF_NETLINK, nl_pid=0, nl_groups=00000000}, 12) = 0</text:p>
      <text:p text:style-name="P722">getsockname(11, {sa_family=AF_NETLINK, nl_pid=544287, nl_groups=00000000}, [12]) = 0</text:p>
      <text:p text:style-name="P723">sendto(11, [{nlmsg_len=20, nlmsg_type=RTM_GETLINK, nlmsg_flags=NLM_F_REQUEST|NLM_F_DUMP, nlmsg_seq=1703178606, nlmsg_pid=0}, {ifi_family=AF_UNSPEC, ...}], 20, 0, {sa_family=AF_NETLINK, nl_pid=0, nl_groups=00000000}, 12) = 20</text:p>
      <text:p text:style-name="P724">recvmsg(11, {msg_name={sa_family=AF_NETLINK, nl_pid=0, nl_groups=00000000}, msg_namelen=12, msg_iov=[{iov_base=[[{nlmsg_len=1336, nlmsg_type=RTM_NEWLINK, nlmsg_flags=NLM_F_MULTI, nlmsg_seq=1703178606, nlmsg_pid=544287}, {ifi_family=AF_UNSPEC, ifi_type=ARPHRD_LOOPBACK, ifi_index=if_nametoindex("lo"), ifi_flags=IFF_UP|IFF_LOOPBACK|IFF_RUNNING|IFF_LOWER_UP, ifi_change=0}, [[{nla_len=7, nla_type=IFLA_IFNAME}, "lo"], [{nla_len=8, nla_type=IFLA_TXQLEN}, 1000], [{nla_len=5, nla_type=IFLA_OPERSTATE}, 0], [{nla_len=5, nla_type=IFLA_LINKMODE}, 0], [{nla_len=8, nla_type=IFLA_MTU}, 65536], [{nla_len=8, nla_type=IFLA_MIN_MTU}, 0], [{nla_len=8, nla_type=IFLA_MAX_MTU}, 0], [{nla_len=8, nla_type=IFLA_GROUP}, 0], [{nla_len=8, nla_type=IFLA_PROMISCUITY}, 0], [{nla_len=8, nla_type=IFLA_NUM_TX_QUEUES}, 1], [{nla_len=8, nla_type=IFLA_GSO_MAX_SEGS}, 65535], [{nla_len=8, nla_type=IFLA_GSO_MAX_SIZE}, 65536], [{nla_len=8, nla_type=IFLA_NUM_RX_QUEUES}, 1], [{nla_len=5, nla_type=IFLA_CARRIER}, 1], [{nla_len=12, nla_type=IFLA_QDISC}, "noqueue"], [{nla_len=8, nla_type=IFLA_CARRIER_CHANGES}, 0], [{nla_len=8, nla_type=IFLA_CARRIER_UP_COUNT}, 0], [{nla_len=8, nla_type=IFLA_CARRIER_DOWN_COUNT}, 0], [{nla_len=5, nla_type=IFLA_PROTO_DOWN}, 0], [{nla_len=36, nla_type=IFLA_MAP}, {mem_start=0, mem_end=0, base_addr=0, irq=0, dma=0, port=0}], [{nla_len=10, nla_type=IFLA_ADDRESS}, 00:00:00:00:00:00], [{nla_len=10, nla_type=IFLA_BROADCAST}, 00:00:00:00:00:00], [{nla_len=196, nla_type=IFLA_STATS64}, {rx_packets=1203058, tx_packets=1203058, rx_bytes=990690517, tx_bytes=990690517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], [{nla_len=100, nla_type=IFLA_STATS}, {rx_packets=1203058, tx_packets=1203058, rx_bytes=990690517, tx_bytes=990690517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], [{nla_len=12, nla_type=IFLA_XDP}, [{nla_len=5, nla_type=IFLA_XDP_ATTACHED}, XDP_ATTACHED_NONE]], [{nla_len=780, nla_type=IFLA_AF_SPEC}, [[{nla_len=136, nla_type=AF_INET}, [{nla_len=132, nla_type=IFLA_INET_CONF}, [[IPV4_DEVCONF_FORWARDING-1] = 0, [IPV4_DEVCONF_MC_FORWARDING-1] = 0, [IPV4_DEVCONF_PROXY_ARP-1] = 0, [IPV4_DEVCONF_ACCEPT_REDIRECTS-1] = 1, [IPV4_DEVCONF_SECURE_REDIRECTS-1] = 1, [IPV4_DEVCONF_SEND_REDIRECTS-1] = 1, [IPV4_DEVCONF_SHARED_MEDIA-1] = 1, [IPV4_DEVCONF_RP_FILTER-1] = 2, [IPV4_DEVCONF_ACCEPT_SOURCE_ROUTE-1] = 0, [IPV4_DEVCONF_BOOTP_RELAY-1] = 0, [IPV4_DEVCONF_LOG_MARTIANS-1] = 0, [IPV4_DEVCONF_TAG-1] = 0, [IPV4_DEVCONF_ARPFILTER-1] = 0, [IPV4_DEVCONF_MEDIUM_ID-1] = 0, [IPV4_DEVCONF_NOXFRM-1] = 1, [IPV4_DEVCONF_NOPOLICY-1] = 1, [IPV4_DEVCONF_FORCE_IGMP_VERSION-1] = 0, [IPV4_DEVCONF_ARP_ANNOUNCE-1] = 0, [IPV4_DEVCONF_ARP_IGNORE-1] = 0, [IPV4_DEVCONF_PROMOTE_SECONDARIES-1] = 1, [IPV4_DEVCONF_ARP_ACCEPT-1] = 0, [IPV4_DEVCONF_ARP_NOTIFY-1] = 0, [IPV4_DEVCONF_ACCEPT_LOCAL-1] = 0, [IPV4_DEVCONF_SRC_VMARK-1] = 0, [IPV4_DEVCONF_PROXY_ARP_PVLAN-1] = 0, [IPV4_DEVCONF_ROUTE_LOCALNET-1] = 0, [IPV4_DEVCONF_IGMPV2_UNSOLICITED_REPORT_INTERVAL-1] = 10000, [IPV4_DEVCONF_IGMPV3_UNSOLICITED_REPORT_INTERVAL-1] = 1000, [IPV4_DEVCONF_IGNORE_ROUTES_WITH_LINKDOWN-1] = 0, [IPV4_DEVCONF_DROP_UNICAST_IN_L2_MULTICAST-1] = 0, [IPV4_DEVCONF_DROP_GRATUITOUS_ARP-1] = 0, [IPV4_DEVCONF_BC_FORWARDING-1] = 0]]], [{nla_len=640, nla_type=AF_INET6}, [[{nla_len=8, nla_type=IFLA_INET6_FLAGS}, IF_READY], [{nla_len=20, nla_type=IFLA_INET6_CACHEINFO}, {max_reasm_len=65535, tstamp=47, reachable_time=32880, retrans_time=1000}], [{nla_len=228, nla_type=IFLA_INET6_CONF}, [[DEVCONF_FORWARDING] = 0, [DEVCONF_HOPLIMIT] = 64, [DEVCONF_MTU6] = 65536, [DEVCONF_ACCEPT_RA] = 1, [DEVCONF_ACCEPT_REDIRECTS] = 1, [DEVCONF_AUTOCONF] = 1, [DEVCONF_DAD_TRANSMITS] = 1, [DEVCONF_RTR_SOLICITS] = -1, [DEVCONF_RTR_SOLICIT_INTERVAL] = 4000, [DEVCONF_RTR_SOLICIT_DELAY] = 1000, [DEVCONF_USE_TEMPADDR] = -1, [DEVCONF_TEMP_VALID_LFT] = 604800, [DEVCONF_TEMP_PREFERED_LFT] = 86400, [DEVCONF_REGEN_MAX_RETRY] = 3, [DEVCONF_MAX_DESYNC_FACTOR] = 600, [DEVCONF_MAX_ADDRESSES] = 16, [DEVCONF_FORCE_MLD_VERSION] = 0, [DEVCONF_ACCEPT_RA_DEFRTR] = 1, [DEVCONF_ACCEPT_RA_PINFO] = 1, [DEVCONF_ACCEPT_RA_RTR_PREF] = 0, [DEVCONF_RTR_PROBE_INTERVAL] = 0, [DEVCONF_ACCEPT_RA_RT_INFO_MAX_PLEN] = 0, [DEVCONF_PROXY_NDP] = 0, [DEVCONF_OPTIMISTIC_DAD] = 0, [DEVCONF_ACCEPT_SOURCE_ROUTE] = 0, [DEVCONF_MC_FORWARDING] = 0, [DEVCONF_DISABLE_IPV6] = 0, [DEVCONF_ACCEPT_DAD] = -1, [DEVCONF_FORCE_TLLAO] = 0, [DEVCONF_NDISC_NOTIFY] = 0,<text:s/><text:soft-page-break/>[DEVCONF_MLDV1_UNSOLICITED_REPORT_INTERVAL] = 10000, [DEVCONF_MLDV2_UNSOLICITED_REPORT_INTERVAL] = 1000, ...]], [{nla_len=300, nla_type=IFLA_INET6_STATS}, [[IPSTATS_MIB_NUM] = 37, [IPSTATS_MIB_INPKTS] = 0, [IPSTATS_MIB_INOCTETS] = 0, [IPSTATS_MIB_INDELIVERS] = 0, [IPSTATS_MIB_OUTFORWDATAGRAMS] = 0, [IPSTATS_MIB_OUTPKTS] = 0, [IPSTATS_MIB_OUTOCTETS] = 0, [IPSTATS_MIB_INHDRERRORS] = 0, [IPSTATS_MIB_INTOOBIGERRORS] = 0, [IPSTATS_MIB_INNOROUTES] = 0, [IPSTATS_MIB_INADDRERRORS] = 0, [IPSTATS_MIB_INUNKNOWNPROTOS] = 0, [IPSTATS_MIB_INTRUNCATEDPKTS] = 0, [IPSTATS_MIB_INDISCARDS] = 0, [IPSTATS_MIB_OUTDISCARDS] = 0, [IPSTATS_MIB_OUTNOROUTES] = 0, [IPSTATS_MIB_REASMTIMEOUT] = 0, [IPSTATS_MIB_REASMREQDS] = 0, [IPSTATS_MIB_REASMOKS] = 0, [IPSTATS_MIB_REASMFAILS] = 0, [IPSTATS_MIB_FRAGOKS] = 0, [IPSTATS_MIB_FRAGFAILS] = 0, [IPSTATS_MIB_FRAGCREATES] = 0, [IPSTATS_MIB_INMCASTPKTS] = 0, [IPSTATS_MIB_OUTMCASTPKTS] = 0, [IPSTATS_MIB_INBCASTPKTS] = 0, [IPSTATS_MIB_OUTBCASTPKTS] = 0, [IPSTATS_MIB_INMCASTOCTETS] = 0, [IPSTATS_MIB_OUTMCASTOCTETS] = 0, [IPSTATS_MIB_INBCASTOCTETS] = 0, [IPSTATS_MIB_OUTBCASTOCTETS] = 0, [IPSTATS_MIB_CSUMERRORS] = 0, ...]], [{nla_len=52, nla_type=IFLA_INET6_ICMP6STATS}, [[ICMP6_MIB_NUM] = 6, [ICMP6_MIB_INMSGS] = 0, [ICMP6_MIB_INERRORS] = 0, [ICMP6_MIB_OUTMSGS] = 0, [ICMP6_MIB_OUTERRORS] = 0, [ICMP6_MIB_CSUMERRORS] = 0]], [{nla_len=20, nla_type=IFLA_INET6_TOKEN}, inet_pton(AF_INET6, "::")], [{nla_len=5, nla_type=IFLA_INET6_ADDR_GEN_MODE}, IN6_ADDR_GEN_MODE_EUI64]]]]]]], [{nlmsg_len=1404, nlmsg_type=RTM_NEWLINK, nlmsg_flags=NLM_F_MULTI, nlmsg_seq=1703178606, nlmsg_pid=544287}, {ifi_family=AF_UNSPEC, ifi_type=ARPHRD_ETHER, ifi_index=if_nametoindex("eth0"), ifi_flags=IFF_UP|IFF_BROADCAST|IFF_RUNNING|IFF_MULTICAST|IFF_LOWER_UP, ifi_change=0}, [[{nla_len=9, nla_type=IFLA_IFNAME}, "eth0"], [{nla_len=8, nla_type=IFLA_TXQLEN}, 1000], [{nla_len=5, nla_type=IFLA_OPERSTATE}, 6], [{nla_len=5, nla_type=IFLA_LINKMODE}, 0], [{nla_len=8, nla_type=IFLA_MTU}, 1500], [{nla_len=8, nla_type=IFLA_MIN_MTU}, 68], [{nla_len=8, nla_type=IFLA_MAX_MTU}, 65521], [{nla_len=8, nla_type=IFLA_GROUP}, 0], [{nla_len=8, nla_type=IFLA_PROMISCUITY}, 0], [{nla_len=8, nla_type=IFLA_NUM_TX_QUEUES}, 64], [{nla_len=8, nla_type=IFLA_GSO_MAX_SEGS}, 65535], [{nla_len=8, nla_type=IFLA_GSO_MAX_SIZE}, 62780], [{nla_len=8, nla_type=IFLA_NUM_RX_QUEUES}, 64], [{nla_len=5, nla_type=IFLA_CARRIER}, 1], [{nla_len=7, nla_type=IFLA_QDISC}, "mq"], [{nla_len=8, nla_type=IFLA_CARRIER_CHANGES}, 1], [{nla_len=8, nla_type=IFLA_CARRIER_UP_COUNT}, 1], [{nla_len=8, nla_type=IFLA_CARRIER_DOWN_COUNT}, 0], [{nla_len=5, nla_type=IFLA_PROTO_DOWN}, 0], [{nla_len=36, nla_type=IFLA_MAP}, {mem_start=0, mem_end=0, base_addr=0, irq=0, dma=0, port=0}], [{nla_len=10, nla_type=IFLA_ADDRESS}, 00:15:5d:33:2b:a3], [{nla_len=10, nla_type=IFLA_BROADCAST}, ff:ff:ff:ff:ff:ff], [{nla_len=196, nla_type=IFLA_STATS64}, {rx_packets=28189, tx_packets=12449, rx_bytes=25008246, tx_bytes=2470535, rx_errors=0, tx_errors=0, rx_dropped=0, tx_dropped=0, multicast=10192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], [{nla_len=100, nla_type=IFLA_STATS}, {rx_packets=28189, tx_packets=12449, rx_bytes=25008246, tx_bytes=2470535, rx_errors=0, tx_errors=0, rx_dropped=0, tx_dropped=0, multicast=10192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], [{nla_len=12, nla_type=IFLA_XDP}, [{nla_len=5, nla_type=IFLA_XDP_ATTACHED}, XDP_ATTACHED_NONE]], [{nla_len=10, nla_type=IFLA_PERM_ADDRESS}, 00:15:5d:33:2b:a3], [{nla_len=780, nla_type=IFLA_AF_SPEC}, [[{nla_len=136, nla_type=AF_INET}, [{nla_len=132, nla_type=IFLA_INET_CONF}, [[IPV4_DEVCONF_FORWARDING-1] = 0, [IPV4_DEVCONF_MC_FORWARDING-1] = 0, [IPV4_DEVCONF_PROXY_ARP-1] = 0, [IPV4_DEVCONF_ACCEPT_REDIRECTS-1] = 1, [IPV4_DEVCONF_SECURE_REDIRECTS-1] = 1, [IPV4_DEVCONF_SEND_REDIRECTS-1] = 1, [IPV4_DEVCONF_SHARED_MEDIA-1] = 1, [IPV4_DEVCONF_RP_FILTER-1] = 2, [IPV4_DEVCONF_ACCEPT_SOURCE_ROUTE-1] = 0, [IPV4_DEVCONF_BOOTP_RELAY-1] = 0, [IPV4_DEVCONF_LOG_MARTIANS-1] = 0, [IPV4_DEVCONF_TAG-1] = 0, [IPV4_DEVCONF_ARPFILTER-1] = 0, [IPV4_DEVCONF_MEDIUM_ID-1] = 0, [IPV4_DEVCONF_NOXFRM-1] = 0, [IPV4_DEVCONF_NOPOLICY-1] = 0, [IPV4_DEVCONF_FORCE_IGMP_VERSION-1] = 0, [IPV4_DEVCONF_ARP_ANNOUNCE-1] = 0, [IPV4_DEVCONF_ARP_IGNORE-1] = 0, [IPV4_DEVCONF_PROMOTE_SECONDARIES-1] = 1, [IPV4_DEVCONF_ARP_ACCEPT-1] = 0, [IPV4_DEVCONF_ARP_NOTIFY-1] = 0, [IPV4_DEVCONF_ACCEPT_LOCAL-1] = 0, [IPV4_DEVCONF_SRC_VMARK-1] = 0, [IPV4_DEVCONF_PROXY_ARP_PVLAN-1] = 0, [IPV4_DEVCONF_ROUTE_LOCALNET-1] = 0, [IPV4_DEVCONF_IGMPV2_UNSOLICITED_REPORT_INTERVAL-1] = 10000, [IPV4_DEVCONF_IGMPV3_UNSOLICITED_REPORT_INTERVAL-1] = 1000, [IPV4_DEVCONF_IGNORE_ROUTES_WITH_LINKDOWN-1] = 0, [IPV4_DEVCONF_DROP_UNICAST_IN_L2_MULTICAST-1] = 0, [IPV4_DEVCONF_DROP_GRATUITOUS_ARP-1] = 0, [IPV4_DEVCONF_BC_FORWARDING-1] = 0]]], [{nla_len=640, nla_type=AF_INET6}, [[{nla_len=8, nla_type=IFLA_INET6_FLAGS}, IF_RS_SENT|IF_READY], [{nla_len=20, nla_type=IFLA_INET6_CACHEINFO}, {max_reasm_len=65535, tstamp=91, reachable_time=36230, retrans_time=1000}], [{nla_len=228, nla_type=IFLA_INET6_CONF}, [[DEVCONF_FORWARDING] = 0, [DEVCONF_HOPLIMIT] = 64, [DEVCONF_MTU6] = 1500, [DEVCONF_ACCEPT_RA] = 1, [DEVCONF_ACCEPT_REDIRECTS] = 1, [DEVCONF_AUTOCONF] = 1, [DEVCONF_DAD_TRANSMITS] = 1, [DEVCONF_RTR_SOLICITS] = -1, [DEVCONF_RTR_SOLICIT_INTERVAL] = 4000, [DEVCONF_RTR_SOLICIT_DELAY] = 1000, [DEVCONF_USE_TEMPADDR] = 0, [DEVCONF_TEMP_VALID_LFT] = 604800, [DEVCONF_TEMP_PREFERED_LFT] = 86400, [DEVCONF_REGEN_MAX_RETRY] = 3, [DEVCONF_MAX_DESYNC_FACTOR] = 600, [DEVCONF_MAX_ADDRESSES] = 16, [DEVCONF_FORCE_MLD_VERSION] = 0, [DEVCONF_ACCEPT_RA_DEFRTR] = 1, [DEVCONF_ACCEPT_RA_PINFO] = 1, [DEVCONF_ACCEPT_RA_RTR_PREF] = 0, [DEVCONF_RTR_PROBE_INTERVAL] = 0, [DEVCONF_ACCEPT_RA_RT_INFO_MAX_PLEN] = 0, [DEVCONF_PROXY_NDP] = 0, [DEVCONF_OPTIMISTIC_DAD] = 0, [DEVCONF_ACCEPT_SOURCE_ROUTE] = 0, [DEVCONF_MC_FORWARDING] = 0, [DEVCONF_DISABLE_IPV6] = 0, [DEVCONF_ACCEPT_DAD] = 1, [DEVCONF_FORCE_TLLAO] = 0, [DEVCONF_NDISC_NOTIFY] = 0, [DEVCONF_MLDV1_UNSOLICITED_REPORT_INTERVAL] = 10000, [DEVCONF_MLDV2_UNSOLICITED_REPORT_INTERVAL] = 1000, ...]], [{nla_len=300, nla_type=IFLA_INET6_STATS}, [[IPSTATS_MIB_NUM] = 37, [IPSTATS_MIB_INPKTS] = 3082, [IPSTATS_MIB_INOCTETS] = 316666, [IPSTATS_MIB_INDELIVERS] = 1, [IPSTATS_MIB_OUTFORWDATAGRAMS] = 0, [IPSTATS_MIB_OUTPKTS] = 39, [IPSTATS_MIB_OUTOCTETS] = 2280, [IPSTATS_MIB_INHDRERRORS] = 0, [IPSTATS_MIB_INTOOBIGERRORS] = 0, [IPSTATS_MIB_INNOROUTES] = 0, [IPSTATS_MIB_INADDRERRORS] = 0, [IPSTATS_MIB_INUNKNOWNPROTOS] = 0, [IPSTATS_MIB_INTRUNCATEDPKTS] = 0, [IPSTATS_MIB_INDISCARDS] = 0, [IPSTATS_MIB_OUTDISCARDS] = 0, [IPSTATS_MIB_OUTNOROUTES] = 0, [IPSTATS_MIB_REASMTIMEOUT] = 0, [IPSTATS_MIB_REASMREQDS] = 0, [IPSTATS_MIB_REASMOKS] = 0, [IPSTATS_MIB_REASMFAILS] = 0, [IPSTATS_MIB_FRAGOKS] = 0, [IPSTATS_MIB_FRAGFAILS] = 0, [IPSTATS_MIB_FRAGCREATES] = 0, [IPSTATS_MIB_INMCASTPKTS] = 3082, [IPSTATS_MIB_OUTMCASTPKTS] = 39, [IPSTATS_MIB_INBCASTPKTS] = 0, [IPSTATS_MIB_OUTBCASTPKTS] = 0, [IPSTATS_MIB_INMCASTOCTETS] = 316666, [IPSTATS_MIB_OUTMCASTOCTETS] = 2280, [IPSTATS_MIB_INBCASTOCTETS] = 0, [IPSTATS_MIB_OUTBCASTOCTETS] = 0, [IPSTATS_MIB_CSUMERRORS] = 0, ...]], [{nla_len=52, nla_type=IFLA_INET6_ICMP6STATS}, [[ICMP6_MIB_NUM] = 6, [ICMP6_MIB_INMSGS] = 1, [ICMP6_MIB_INERRORS] = 0, [ICMP6_MIB_OUTMSGS] = 39, [ICMP6_MIB_OUTERRORS] = 0, [ICMP6_MIB_CSUMERRORS] = 0]], [{nla_len=20, nla_type=IFLA_INET6_TOKEN}, inet_pton(AF_INET6, "::")], [{nla_len=5, nla_type=IFLA_INET6_ADDR_GEN_MODE}, IN6_ADDR_GEN_MODE_EUI64]]]]], [{nla_len=41, nla_type=IFLA_PARENT_DEV_NAME}, "05d79212-6ec5-4d85-ba6d-15716f2f"...], [{nla_len=10, nla_type=IFLA_PARENT_DEV_BUS_NAME}, "vmbus"]]]], iov_len=4096}], msg_iovlen=1, msg_controllen=0, msg_flags=0}, 0) = 2740</text:p>
      <text:p text:style-name="P725">recvmsg(11, {msg_name={sa_family=AF_NETLINK, nl_pid=0, nl_groups=00000000}, msg_namelen=12, msg_iov=[{iov_base=[{nlmsg_len=20, nlmsg_type=NLMSG_DONE, nlmsg_flags=NLM_F_MULTI, nlmsg_seq=1703178606, nlmsg_pid=544287}, 0], iov_len=4096}], msg_iovlen=1, msg_controllen=0, msg_flags=0}, 0) = 20</text:p>
      <text:p text:style-name="P726">sendto(11, [{nlmsg_len=20, nlmsg_type=RTM_GETADDR, nlmsg_flags=NLM_F_REQUEST|NLM_F_DUMP, nlmsg_seq=1703178607, nlmsg_pid=0}, {ifa_family=AF_UNSPEC, ...}], 20, 0, {sa_family=AF_NETLINK, nl_pid=0, nl_groups=00000000}, 12) = 20</text:p>
      <text:p text:style-name="P727">recvmsg(11, {msg_name={sa_family=AF_NETLINK, nl_pid=0, nl_groups=00000000}, msg_namelen=12, msg_iov=[{iov_base=[[{nlmsg_len=76, nlmsg_type=RTM_NEWADDR, nlmsg_flags=NLM_F_MULTI, nlmsg_seq=1703178607, nlmsg_pid=544287}, {ifa_family=AF_INET, ifa_prefixlen=8, ifa_flags=IFA_F_PERMANENT, ifa_scope=RT_SCOPE_HOST, ifa_index=if_nametoindex("lo")}, [[{nla_len=8, nla_type=IFA_ADDRESS}, inet_addr("127.0.0.1")], [{nla_len=8, nla_type=IFA_LOCAL}, inet_addr("127.0.0.1")], [{nla_len=7, nla_type=IFA_LABEL}, "lo"], [{nla_len=8, nla_type=IFA_FLAGS}, IFA_F_PERMANENT], [{nla_len=20, nla_type=IFA_CACHEINFO}, {ifa_prefered=4294967295, ifa_valid=4294967295, cstamp=47, tstamp=47}]]], [{nlmsg_len=88, nlmsg_type=RTM_NEWADDR, nlmsg_flags=NLM_F_MULTI, nlmsg_seq=1703178607, nlmsg_pid=544287}, {ifa_family=AF_INET, ifa_prefixlen=20, ifa_flags=IFA_F_PERMANENT, ifa_scope=RT_SCOPE_UNIVERSE, ifa_index=if_nametoindex("eth0")}, [[{nla_len=8, nla_type=IFA_ADDRESS}, inet_addr("172.28.207.225")], [{nla_len=8, nla_type=IFA_LOCAL}, inet_addr("172.28.207.225")], [{nla_len=8, nla_type=IFA_BROADCAST}, inet_addr("172.28.207.255")], [{nla_len=9, nla_type=IFA_LABEL}, "eth0"], [{nla_len=8, nla_type=IFA_FLAGS}, IFA_F_PERMANENT], [{nla_len=20, nla_type=IFA_CACHEINFO}, {ifa_prefered=4294967295, ifa_valid=4294967295, cstamp=91, tstamp=91}]]]], iov_len=4096}], msg_iovlen=1, msg_controllen=0, msg_flags=0}, 0) = 164</text:p>
      <text:soft-page-break/>
      <text:p text:style-name="P728">recvmsg(11, {msg_name={sa_family=AF_NETLINK, nl_pid=0, nl_groups=00000000}, msg_namelen=12, msg_iov=[{iov_base=[[{nlmsg_len=72, nlmsg_type=RTM_NEWADDR, nlmsg_flags=NLM_F_MULTI, nlmsg_seq=1703178607, nlmsg_pid=544287}, {ifa_family=AF_INET6, ifa_prefixlen=128, ifa_flags=IFA_F_PERMANENT, ifa_scope=RT_SCOPE_HOST, ifa_index=if_nametoindex("lo")}, [[{nla_len=20, nla_type=IFA_ADDRESS}, inet_pton(AF_INET6, "::1")], [{nla_len=20, nla_type=IFA_CACHEINFO}, {ifa_prefered=4294967295, ifa_valid=4294967295, cstamp=47, tstamp=47}], [{nla_len=8, nla_type=IFA_FLAGS}, IFA_F_PERMANENT]]], [{nlmsg_len=72, nlmsg_type=RTM_NEWADDR, nlmsg_flags=NLM_F_MULTI, nlmsg_seq=1703178607, nlmsg_pid=544287}, {ifa_family=AF_INET6, ifa_prefixlen=64, ifa_flags=IFA_F_PERMANENT, ifa_scope=RT_SCOPE_LINK, ifa_index=if_nametoindex("eth0")}, [[{nla_len=20, nla_type=IFA_ADDRESS}, inet_pton(AF_INET6, "fe80::215:5dff:fe33:2ba3")], [{nla_len=20, nla_type=IFA_CACHEINFO}, {ifa_prefered=4294967295, ifa_valid=4294967295, cstamp=91, tstamp=91}], [{nla_len=8, nla_type=IFA_FLAGS}, IFA_F_PERMANENT]]]], iov_len=4096}], msg_iovlen=1, msg_controllen=0, msg_flags=0}, 0) = 144</text:p>
      <text:p text:style-name="P729">recvmsg(11, {msg_name={sa_family=AF_NETLINK, nl_pid=0, nl_groups=00000000}, msg_namelen=12, msg_iov=[{iov_base=[{nlmsg_len=20, nlmsg_type=NLMSG_DONE, nlmsg_flags=NLM_F_MULTI, nlmsg_seq=1703178607, nlmsg_pid=544287}, 0], iov_len=4096}], msg_iovlen=1, msg_controllen=0, msg_flags=0}, 0) = 20</text:p>
      <text:p text:style-name="P730">close(11) <text:s text:c="30"/>= 0</text:p>
      <text:p text:style-name="P731">socket(AF_INET, SOCK_STREAM|SOCK_CLOEXEC, IPPROTO_TCP) = 11</text:p>
      <text:p text:style-name="P732">setsockopt(11, SOL_SOCKET, SO_REUSEADDR, [1], 4) = 0</text:p>
      <text:p text:style-name="P733">bind(11, {sa_family=AF_INET, sin_port=htons(4040), sin_addr=inet_addr("127.0.0.1")}, 16) = 0</text:p>
      <text:p text:style-name="P734">listen(11, 100) <text:s text:c="24"/>= 0</text:p>
      <text:p text:style-name="P735">getsockname(11, {sa_family=AF_INET, sin_port=htons(4040), sin_addr=inet_addr("127.0.0.1")}, [128 =&gt; 16]) = 0</text:p>
      <text:p text:style-name="P736">getsockname(11, {sa_family=AF_INET, sin_port=htons(4040), sin_addr=inet_addr("127.0.0.1")}, [128 =&gt; 16]) = 0</text:p>
      <text:p text:style-name="P737">getpid() <text:s text:c="31"/>= 544287</text:p>
      <text:p text:style-name="P738">write(6, "\1\0\0\0\0\0\0\0", 8) <text:s text:c="8"/>= 8</text:p>
      <text:p text:style-name="P739">getpid() <text:s text:c="31"/>= 544287</text:p>
      <text:p text:style-name="P740">write(10, "\1\0\0\0\0\0\0\0", 8) <text:s text:c="7"/>= 8</text:p>
      <text:p text:style-name="P741">newfstatat(1, "", {st_mode=S_IFCHR|0620, st_rdev=makedev(0x88, 0xc), ...}, AT_EMPTY_PATH) = 0</text:p>
      <text:p text:style-name="P742">write(1, "$ ", 2$ ) <text:s text:c="22"/>= 2</text:p>
      <text:p text:style-name="P743">newfstatat(0, "", {st_mode=S_IFCHR|0620, st_rdev=makedev(0x88, 0xc), ...}, AT_EMPTY_PATH) = 0</text:p>
      <text:p text:style-name="P744">read(0, create 0</text:p>
      <text:p text:style-name="P745">"create 0\n", 1024) <text:s text:c="12"/>= 9</text:p>
      <text:p text:style-name="P746">clone(child_stack=NULL, flags=CLONE_CHILD_CLEARTID|CLONE_CHILD_SETTID|SIGCHLD, child_tidptr=0x7fca10f25a10) = 545424</text:p>
      <text:p text:style-name="P747">getpid() <text:s text:c="31"/>= 544287</text:p>
      <text:p text:style-name="P748">poll([{fd=8, events=POLLIN}], 1, 0) <text:s text:c="4"/>= 0 (Timeout)</text:p>
      <text:p text:style-name="P749">socket(AF_NETLINK, SOCK_RAW|SOCK_CLOEXEC, NETLINK_ROUTE) = 12</text:p>
      <text:p text:style-name="P750">bind(12, {sa_family=AF_NETLINK, nl_pid=0, nl_groups=00000000}, 12) = 0</text:p>
      <text:p text:style-name="P751">getsockname(12, {sa_family=AF_NETLINK, nl_pid=544287, nl_groups=00000000}, [12]) = 0</text:p>
      <text:p text:style-name="P752">sendto(12, [{nlmsg_len=20, nlmsg_type=RTM_GETLINK, nlmsg_flags=NLM_F_REQUEST|NLM_F_DUMP, nlmsg_seq=1703178793, nlmsg_pid=0}, {ifi_family=AF_UNSPEC, ...}], 20, 0, {sa_family=AF_NETLINK, nl_pid=0, nl_groups=00000000}, 12) = 20</text:p>
      <text:p text:style-name="P753">recvmsg(12, {msg_name={sa_family=AF_NETLINK, nl_pid=0, nl_groups=00000000}, msg_namelen=12, msg_iov=[{iov_base=[[{nlmsg_len=1336, nlmsg_type=RTM_NEWLINK, nlmsg_flags=NLM_F_MULTI, nlmsg_seq=1703178793, nlmsg_pid=544287}, {ifi_family=AF_UNSPEC, ifi_type=ARPHRD_LOOPBACK, ifi_index=if_nametoindex("lo"), ifi_flags=IFF_UP|IFF_LOOPBACK|IFF_RUNNING|IFF_LOWER_UP, ifi_change=0}, [[{nla_len=7, nla_type=IFLA_IFNAME}, "lo"], [{nla_len=8, nla_type=IFLA_TXQLEN}, 1000], [{nla_len=5, nla_type=IFLA_OPERSTATE}, 0], [{nla_len=5, nla_type=IFLA_LINKMODE}, 0], [{nla_len=8, nla_type=IFLA_MTU}, 65536], [{nla_len=8, nla_type=IFLA_MIN_MTU}, 0], [{nla_len=8, nla_type=IFLA_MAX_MTU}, 0], [{nla_len=8, nla_type=IFLA_GROUP}, 0], [{nla_len=8, nla_type=IFLA_PROMISCUITY}, 0], [{nla_len=8, nla_type=IFLA_NUM_TX_QUEUES}, 1], [{nla_len=8, nla_type=IFLA_GSO_MAX_SEGS}, 65535], [{nla_len=8, nla_type=IFLA_GSO_MAX_SIZE}, 65536], [{nla_len=8, nla_type=IFLA_NUM_RX_QUEUES}, 1], [{nla_len=5, nla_type=IFLA_CARRIER}, 1], [{nla_len=12, nla_type=IFLA_QDISC}, "noqueue"], [{nla_len=8, nla_type=IFLA_CARRIER_CHANGES}, 0], [{nla_len=8, nla_type=IFLA_CARRIER_UP_COUNT}, 0], [{nla_len=8, nla_type=IFLA_CARRIER_DOWN_COUNT}, 0], [{nla_len=5, nla_type=IFLA_PROTO_DOWN}, 0], [{nla_len=36, nla_type=IFLA_MAP}, {mem_start=0, mem_end=0, base_addr=0, irq=0, dma=0, port=0}], [{nla_len=10, nla_type=IFLA_ADDRESS}, 00:00:00:00:00:00], [{nla_len=10, nla_type=IFLA_BROADCAST}, 00:00:00:00:00:00], [{nla_len=196, nla_type=IFLA_STATS64}, {rx_packets=1207176, tx_packets=1207176, rx_bytes=991470311, tx_bytes=991470311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], [{nla_len=100, nla_type=IFLA_STATS}, {rx_packets=1207176, tx_packets=1207176, rx_bytes=991470311, tx_bytes=991470311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], [{nla_len=12, nla_type=IFLA_XDP}, [{nla_len=5, nla_type=IFLA_XDP_ATTACHED}, XDP_ATTACHED_NONE]], [{nla_len=780, nla_type=IFLA_AF_SPEC}, [[{nla_len=136, nla_type=AF_INET}, [{nla_len=132, nla_type=IFLA_INET_CONF}, [[IPV4_DEVCONF_FORWARDING-1] = 0, [IPV4_DEVCONF_MC_FORWARDING-1] = 0, [IPV4_DEVCONF_PROXY_ARP-1] = 0, [IPV4_DEVCONF_ACCEPT_REDIRECTS-1] = 1, [IPV4_DEVCONF_SECURE_REDIRECTS-1] = 1, [IPV4_DEVCONF_SEND_REDIRECTS-1] = 1, [IPV4_DEVCONF_SHARED_MEDIA-1] = 1, [IPV4_DEVCONF_RP_FILTER-1] = 2, [IPV4_DEVCONF_ACCEPT_SOURCE_ROUTE-1] = 0, [IPV4_DEVCONF_BOOTP_RELAY-1] = 0, [IPV4_DEVCONF_LOG_MARTIANS-1] = 0, [IPV4_DEVCONF_TAG-1] = 0, [IPV4_DEVCONF_ARPFILTER-1] = 0, [IPV4_DEVCONF_MEDIUM_ID-1] = 0, [IPV4_DEVCONF_NOXFRM-1] = 1, [IPV4_DEVCONF_NOPOLICY-1] = 1, [IPV4_DEVCONF_FORCE_IGMP_VERSION-1] = 0, [IPV4_DEVCONF_ARP_ANNOUNCE-1] = 0, [IPV4_DEVCONF_ARP_IGNORE-1] = 0, [IPV4_DEVCONF_PROMOTE_SECONDARIES-1] = 1, [IPV4_DEVCONF_ARP_ACCEPT-1] = 0, [IPV4_DEVCONF_ARP_NOTIFY-1] = 0, [IPV4_DEVCONF_ACCEPT_LOCAL-1] = 0, [IPV4_DEVCONF_SRC_VMARK-1] = 0, [IPV4_DEVCONF_PROXY_ARP_PVLAN-1] = 0, [IPV4_DEVCONF_ROUTE_LOCALNET-1] = 0, [IPV4_DEVCONF_IGMPV2_UNSOLICITED_REPORT_INTERVAL-1] = 10000, [IPV4_DEVCONF_IGMPV3_UNSOLICITED_REPORT_INTERVAL-1] = 1000, [IPV4_DEVCONF_IGNORE_ROUTES_WITH_LINKDOWN-1] = 0, [IPV4_DEVCONF_DROP_UNICAST_IN_L2_MULTICAST-1] = 0, [IPV4_DEVCONF_DROP_GRATUITOUS_ARP-1] = 0, [IPV4_DEVCONF_BC_FORWARDING-1] = 0]]], [{nla_len=640, nla_type=AF_INET6}, [[{nla_len=8,<text:s/><text:soft-page-break/>nla_type=IFLA_INET6_FLAGS}, IF_READY], [{nla_len=20, nla_type=IFLA_INET6_CACHEINFO}, {max_reasm_len=65535, tstamp=47, reachable_time=32880, retrans_time=1000}], [{nla_len=228, nla_type=IFLA_INET6_CONF}, [[DEVCONF_FORWARDING] = 0, [DEVCONF_HOPLIMIT] = 64, [DEVCONF_MTU6] = 65536, [DEVCONF_ACCEPT_RA] = 1, [DEVCONF_ACCEPT_REDIRECTS] = 1, [DEVCONF_AUTOCONF] = 1, [DEVCONF_DAD_TRANSMITS] = 1, [DEVCONF_RTR_SOLICITS] = -1, [DEVCONF_RTR_SOLICIT_INTERVAL] = 4000, [DEVCONF_RTR_SOLICIT_DELAY] = 1000, [DEVCONF_USE_TEMPADDR] = -1, [DEVCONF_TEMP_VALID_LFT] = 604800, [DEVCONF_TEMP_PREFERED_LFT] = 86400, [DEVCONF_REGEN_MAX_RETRY] = 3, [DEVCONF_MAX_DESYNC_FACTOR] = 600, [DEVCONF_MAX_ADDRESSES] = 16, [DEVCONF_FORCE_MLD_VERSION] = 0, [DEVCONF_ACCEPT_RA_DEFRTR] = 1, [DEVCONF_ACCEPT_RA_PINFO] = 1, [DEVCONF_ACCEPT_RA_RTR_PREF] = 0, [DEVCONF_RTR_PROBE_INTERVAL] = 0, [DEVCONF_ACCEPT_RA_RT_INFO_MAX_PLEN] = 0, [DEVCONF_PROXY_NDP] = 0, [DEVCONF_OPTIMISTIC_DAD] = 0, [DEVCONF_ACCEPT_SOURCE_ROUTE] = 0, [DEVCONF_MC_FORWARDING] = 0, [DEVCONF_DISABLE_IPV6] = 0, [DEVCONF_ACCEPT_DAD] = -1, [DEVCONF_FORCE_TLLAO] = 0, [DEVCONF_NDISC_NOTIFY] = 0, [DEVCONF_MLDV1_UNSOLICITED_REPORT_INTERVAL] = 10000, [DEVCONF_MLDV2_UNSOLICITED_REPORT_INTERVAL] = 1000, ...]], [{nla_len=300, nla_type=IFLA_INET6_STATS}, [[IPSTATS_MIB_NUM] = 37, [IPSTATS_MIB_INPKTS] = 0, [IPSTATS_MIB_INOCTETS] = 0, [IPSTATS_MIB_INDELIVERS] = 0, [IPSTATS_MIB_OUTFORWDATAGRAMS] = 0, [IPSTATS_MIB_OUTPKTS] = 0, [IPSTATS_MIB_OUTOCTETS] = 0, [IPSTATS_MIB_INHDRERRORS] = 0, [IPSTATS_MIB_INTOOBIGERRORS] = 0, [IPSTATS_MIB_INNOROUTES] = 0, [IPSTATS_MIB_INADDRERRORS] = 0, [IPSTATS_MIB_INUNKNOWNPROTOS] = 0, [IPSTATS_MIB_INTRUNCATEDPKTS] = 0, [IPSTATS_MIB_INDISCARDS] = 0, [IPSTATS_MIB_OUTDISCARDS] = 0, [IPSTATS_MIB_OUTNOROUTES] = 0, [IPSTATS_MIB_REASMTIMEOUT] = 0, [IPSTATS_MIB_REASMREQDS] = 0, [IPSTATS_MIB_REASMOKS] = 0, [IPSTATS_MIB_REASMFAILS] = 0, [IPSTATS_MIB_FRAGOKS] = 0, [IPSTATS_MIB_FRAGFAILS] = 0, [IPSTATS_MIB_FRAGCREATES] = 0, [IPSTATS_MIB_INMCASTPKTS] = 0, [IPSTATS_MIB_OUTMCASTPKTS] = 0, [IPSTATS_MIB_INBCASTPKTS] = 0, [IPSTATS_MIB_OUTBCASTPKTS] = 0, [IPSTATS_MIB_INMCASTOCTETS] = 0, [IPSTATS_MIB_OUTMCASTOCTETS] = 0, [IPSTATS_MIB_INBCASTOCTETS] = 0, [IPSTATS_MIB_OUTBCASTOCTETS] = 0, [IPSTATS_MIB_CSUMERRORS] = 0, ...]], [{nla_len=52, nla_type=IFLA_INET6_ICMP6STATS}, [[ICMP6_MIB_NUM] = 6, [ICMP6_MIB_INMSGS] = 0, [ICMP6_MIB_INERRORS] = 0, [ICMP6_MIB_OUTMSGS] = 0, [ICMP6_MIB_OUTERRORS] = 0, [ICMP6_MIB_CSUMERRORS] = 0]], [{nla_len=20, nla_type=IFLA_INET6_TOKEN}, inet_pton(AF_INET6, "::")], [{nla_len=5, nla_type=IFLA_INET6_ADDR_GEN_MODE}, IN6_ADDR_GEN_MODE_EUI64]]]]]]], [{nlmsg_len=1404, nlmsg_type=RTM_NEWLINK, nlmsg_flags=NLM_F_MULTI, nlmsg_seq=1703178793, nlmsg_pid=544287}, {ifi_family=AF_UNSPEC, ifi_type=ARPHRD_ETHER, ifi_index=if_nametoindex("eth0"), ifi_flags=IFF_UP|IFF_BROADCAST|IFF_RUNNING|IFF_MULTICAST|IFF_LOWER_UP, ifi_change=0}, [[{nla_len=9, nla_type=IFLA_IFNAME}, "eth0"], [{nla_len=8, nla_type=IFLA_TXQLEN}, 1000], [{nla_len=5, nla_type=IFLA_OPERSTATE}, 6], [{nla_len=5, nla_type=IFLA_LINKMODE}, 0], [{nla_len=8, nla_type=IFLA_MTU}, 1500], [{nla_len=8, nla_type=IFLA_MIN_MTU}, 68], [{nla_len=8, nla_type=IFLA_MAX_MTU}, 65521], [{nla_len=8, nla_type=IFLA_GROUP}, 0], [{nla_len=8, nla_type=IFLA_PROMISCUITY}, 0], [{nla_len=8, nla_type=IFLA_NUM_TX_QUEUES}, 64], [{nla_len=8, nla_type=IFLA_GSO_MAX_SEGS}, 65535], [{nla_len=8, nla_type=IFLA_GSO_MAX_SIZE}, 62780], [{nla_len=8, nla_type=IFLA_NUM_RX_QUEUES}, 64], [{nla_len=5, nla_type=IFLA_CARRIER}, 1], [{nla_len=7, nla_type=IFLA_QDISC}, "mq"], [{nla_len=8, nla_type=IFLA_CARRIER_CHANGES}, 1], [{nla_len=8, nla_type=IFLA_CARRIER_UP_COUNT}, 1], [{nla_len=8, nla_type=IFLA_CARRIER_DOWN_COUNT}, 0], [{nla_len=5, nla_type=IFLA_PROTO_DOWN}, 0], [{nla_len=36, nla_type=IFLA_MAP}, {mem_start=0, mem_end=0, base_addr=0, irq=0, dma=0, port=0}], [{nla_len=10, nla_type=IFLA_ADDRESS}, 00:15:5d:33:2b:a3], [{nla_len=10, nla_type=IFLA_BROADCAST}, ff:ff:ff:ff:ff:ff], [{nla_len=196, nla_type=IFLA_STATS64}, {rx_packets=28198, tx_packets=12449, rx_bytes=25009709, tx_bytes=2470535, rx_errors=0, tx_errors=0, rx_dropped=0, tx_dropped=0, multicast=10201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], [{nla_len=100, nla_type=IFLA_STATS}, {rx_packets=28198, tx_packets=12449, rx_bytes=25009709, tx_bytes=2470535, rx_errors=0, tx_errors=0, rx_dropped=0, tx_dropped=0, multicast=10201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], [{nla_len=12, nla_type=IFLA_XDP}, [{nla_len=5, nla_type=IFLA_XDP_ATTACHED}, XDP_ATTACHED_NONE]], [{nla_len=10, nla_type=IFLA_PERM_ADDRESS}, 00:15:5d:33:2b:a3], [{nla_len=780, nla_type=IFLA_AF_SPEC}, [[{nla_len=136, nla_type=AF_INET}, [{nla_len=132, nla_type=IFLA_INET_CONF}, [[IPV4_DEVCONF_FORWARDING-1] = 0, [IPV4_DEVCONF_MC_FORWARDING-1] = 0, [IPV4_DEVCONF_PROXY_ARP-1] = 0, [IPV4_DEVCONF_ACCEPT_REDIRECTS-1] = 1, [IPV4_DEVCONF_SECURE_REDIRECTS-1] = 1, [IPV4_DEVCONF_SEND_REDIRECTS-1] = 1, [IPV4_DEVCONF_SHARED_MEDIA-1] = 1, [IPV4_DEVCONF_RP_FILTER-1] = 2, [IPV4_DEVCONF_ACCEPT_SOURCE_ROUTE-1] = 0, [IPV4_DEVCONF_BOOTP_RELAY-1] = 0, [IPV4_DEVCONF_LOG_MARTIANS-1] = 0, [IPV4_DEVCONF_TAG-1] = 0, [IPV4_DEVCONF_ARPFILTER-1] = 0, [IPV4_DEVCONF_MEDIUM_ID-1] = 0, [IPV4_DEVCONF_NOXFRM-1] = 0, [IPV4_DEVCONF_NOPOLICY-1] = 0, [IPV4_DEVCONF_FORCE_IGMP_VERSION-1] = 0, [IPV4_DEVCONF_ARP_ANNOUNCE-1] = 0, [IPV4_DEVCONF_ARP_IGNORE-1] = 0, [IPV4_DEVCONF_PROMOTE_SECONDARIES-1] = 1, [IPV4_DEVCONF_ARP_ACCEPT-1] = 0, [IPV4_DEVCONF_ARP_NOTIFY-1] = 0, [IPV4_DEVCONF_ACCEPT_LOCAL-1] = 0, [IPV4_DEVCONF_SRC_VMARK-1] = 0, [IPV4_DEVCONF_PROXY_ARP_PVLAN-1] = 0, [IPV4_DEVCONF_ROUTE_LOCALNET-1] = 0, [IPV4_DEVCONF_IGMPV2_UNSOLICITED_REPORT_INTERVAL-1] = 10000, [IPV4_DEVCONF_IGMPV3_UNSOLICITED_REPORT_INTERVAL-1] = 1000, [IPV4_DEVCONF_IGNORE_ROUTES_WITH_LINKDOWN-1] = 0, [IPV4_DEVCONF_DROP_UNICAST_IN_L2_MULTICAST-1] = 0, [IPV4_DEVCONF_DROP_GRATUITOUS_ARP-1] = 0, [IPV4_DEVCONF_BC_FORWARDING-1] = 0]]], [{nla_len=640, nla_type=AF_INET6}, [[{nla_len=8, nla_type=IFLA_INET6_FLAGS}, IF_RS_SENT|IF_READY], [{nla_len=20, nla_type=IFLA_INET6_CACHEINFO}, {max_reasm_len=65535, tstamp=91, reachable_time=36230, retrans_time=1000}], [{nla_len=228, nla_type=IFLA_INET6_CONF}, [[DEVCONF_FORWARDING] = 0, [DEVCONF_HOPLIMIT] = 64, [DEVCONF_MTU6] = 1500, [DEVCONF_ACCEPT_RA] = 1, [DEVCONF_ACCEPT_REDIRECTS] = 1, [DEVCONF_AUTOCONF] = 1, [DEVCONF_DAD_TRANSMITS] = 1, [DEVCONF_RTR_SOLICITS] = -1, [DEVCONF_RTR_SOLICIT_INTERVAL] = 4000, [DEVCONF_RTR_SOLICIT_DELAY] = 1000, [DEVCONF_USE_TEMPADDR] = 0, [DEVCONF_TEMP_VALID_LFT] = 604800, [DEVCONF_TEMP_PREFERED_LFT] = 86400, [DEVCONF_REGEN_MAX_RETRY] = 3, [DEVCONF_MAX_DESYNC_FACTOR] = 600, [DEVCONF_MAX_ADDRESSES] = 16, [DEVCONF_FORCE_MLD_VERSION] = 0, [DEVCONF_ACCEPT_RA_DEFRTR] = 1, [DEVCONF_ACCEPT_RA_PINFO] = 1, [DEVCONF_ACCEPT_RA_RTR_PREF] = 0, [DEVCONF_RTR_PROBE_INTERVAL] = 0, [DEVCONF_ACCEPT_RA_RT_INFO_MAX_PLEN] = 0, [DEVCONF_PROXY_NDP] = 0, [DEVCONF_OPTIMISTIC_DAD] = 0, [DEVCONF_ACCEPT_SOURCE_ROUTE] = 0, [DEVCONF_MC_FORWARDING] = 0, [DEVCONF_DISABLE_IPV6] = 0, [DEVCONF_ACCEPT_DAD] = 1, [DEVCONF_FORCE_TLLAO] = 0, [DEVCONF_NDISC_NOTIFY] = 0, [DEVCONF_MLDV1_UNSOLICITED_REPORT_INTERVAL] = 10000, [DEVCONF_MLDV2_UNSOLICITED_REPORT_INTERVAL] = 1000, ...]], [{nla_len=300, nla_type=IFLA_INET6_STATS}, [[IPSTATS_MIB_NUM] = 37, [IPSTATS_MIB_INPKTS] = 3084, [IPSTATS_MIB_INOCTETS] = 316848, [IPSTATS_MIB_INDELIVERS] = 1, [IPSTATS_MIB_OUTFORWDATAGRAMS] = 0, [IPSTATS_MIB_OUTPKTS] = 39, [IPSTATS_MIB_OUTOCTETS] = 2280, [IPSTATS_MIB_INHDRERRORS] = 0, [IPSTATS_MIB_INTOOBIGERRORS] = 0, [IPSTATS_MIB_INNOROUTES] = 0, [IPSTATS_MIB_INADDRERRORS] = 0, [IPSTATS_MIB_INUNKNOWNPROTOS] = 0, [IPSTATS_MIB_INTRUNCATEDPKTS] = 0, [IPSTATS_MIB_INDISCARDS] = 0, [IPSTATS_MIB_OUTDISCARDS] = 0, [IPSTATS_MIB_OUTNOROUTES] = 0, [IPSTATS_MIB_REASMTIMEOUT] = 0, [IPSTATS_MIB_REASMREQDS] = 0, [IPSTATS_MIB_REASMOKS] = 0, [IPSTATS_MIB_REASMFAILS] = 0, [IPSTATS_MIB_FRAGOKS] = 0, [IPSTATS_MIB_FRAGFAILS] = 0, [IPSTATS_MIB_FRAGCREATES] = 0, [IPSTATS_MIB_INMCASTPKTS] = 3084, [IPSTATS_MIB_OUTMCASTPKTS] = 39, [IPSTATS_MIB_INBCASTPKTS] = 0, [IPSTATS_MIB_OUTBCASTPKTS] = 0, [IPSTATS_MIB_INMCASTOCTETS] = 316848, [IPSTATS_MIB_OUTMCASTOCTETS] = 2280, [IPSTATS_MIB_INBCASTOCTETS] = 0, [IPSTATS_MIB_OUTBCASTOCTETS] = 0, [IPSTATS_MIB_CSUMERRORS] = 0, ...]], [{nla_len=52, nla_type=IFLA_INET6_ICMP6STATS}, [[ICMP6_MIB_NUM] = 6, [ICMP6_MIB_INMSGS] = 1, [ICMP6_MIB_INERRORS] = 0, [ICMP6_MIB_OUTMSGS] = 39, [ICMP6_MIB_OUTERRORS] = 0, [ICMP6_MIB_CSUMERRORS] = 0]], [{nla_len=20, nla_type=IFLA_INET6_TOKEN}, inet_pton(AF_INET6, "::")], [{nla_len=5, nla_type=IFLA_INET6_ADDR_GEN_MODE}, IN6_ADDR_GEN_MODE_EUI64]]]]], [{nla_len=41, nla_type=IFLA_PARENT_DEV_NAME}, "05d79212-6ec5-4d85-ba6d-15716f2f"...], [{nla_len=10, nla_type=IFLA_PARENT_DEV_BUS_NAME}, "vmbus"]]]], iov_len=4096}], msg_iovlen=1, msg_controllen=0, msg_flags=0}, 0) = 2740</text:p>
      <text:p text:style-name="P754">recvmsg(12, {msg_name={sa_family=AF_NETLINK, nl_pid=0, nl_groups=00000000}, msg_namelen=12, msg_iov=[{iov_base=[{nlmsg_len=20, nlmsg_type=NLMSG_DONE, nlmsg_flags=NLM_F_MULTI, nlmsg_seq=1703178793, nlmsg_pid=544287}, 0], iov_len=4096}], msg_iovlen=1, msg_controllen=0, msg_flags=0}, 0) = 20</text:p>
      <text:p text:style-name="P755">sendto(12, [{nlmsg_len=20, nlmsg_type=RTM_GETADDR, nlmsg_flags=NLM_F_REQUEST|NLM_F_DUMP, nlmsg_seq=1703178794, nlmsg_pid=0}, {ifa_family=AF_UNSPEC, ...}], 20, 0, {sa_family=AF_NETLINK, nl_pid=0, nl_groups=00000000}, 12) = 20</text:p>
      <text:p text:style-name="P756">recvmsg(12, {msg_name={sa_family=AF_NETLINK, nl_pid=0, nl_groups=00000000}, msg_namelen=12, msg_iov=[{iov_base=[[{nlmsg_len=76, nlmsg_type=RTM_NEWADDR, nlmsg_flags=NLM_F_MULTI, nlmsg_seq=1703178794, nlmsg_pid=544287}, {ifa_family=AF_INET, ifa_prefixlen=8,<text:s/><text:soft-page-break/>ifa_flags=IFA_F_PERMANENT, ifa_scope=RT_SCOPE_HOST, ifa_index=if_nametoindex("lo")}, [[{nla_len=8, nla_type=IFA_ADDRESS}, inet_addr("127.0.0.1")], [{nla_len=8, nla_type=IFA_LOCAL}, inet_addr("127.0.0.1")], [{nla_len=7, nla_type=IFA_LABEL}, "lo"], [{nla_len=8, nla_type=IFA_FLAGS}, IFA_F_PERMANENT], [{nla_len=20, nla_type=IFA_CACHEINFO}, {ifa_prefered=4294967295, ifa_valid=4294967295, cstamp=47, tstamp=47}]]], [{nlmsg_len=88, nlmsg_type=RTM_NEWADDR, nlmsg_flags=NLM_F_MULTI, nlmsg_seq=1703178794, nlmsg_pid=544287}, {ifa_family=AF_INET, ifa_prefixlen=20, ifa_flags=IFA_F_PERMANENT, ifa_scope=RT_SCOPE_UNIVERSE, ifa_index=if_nametoindex("eth0")}, [[{nla_len=8, nla_type=IFA_ADDRESS}, inet_addr("172.28.207.225")], [{nla_len=8, nla_type=IFA_LOCAL}, inet_addr("172.28.207.225")], [{nla_len=8, nla_type=IFA_BROADCAST}, inet_addr("172.28.207.255")], [{nla_len=9, nla_type=IFA_LABEL}, "eth0"], [{nla_len=8, nla_type=IFA_FLAGS}, IFA_F_PERMANENT], [{nla_len=20, nla_type=IFA_CACHEINFO}, {ifa_prefered=4294967295, ifa_valid=4294967295, cstamp=91, tstamp=91}]]]], iov_len=4096}], msg_iovlen=1, msg_controllen=0, msg_flags=0}, 0) = 164</text:p>
      <text:p text:style-name="P757">recvmsg(12, {msg_name={sa_family=AF_NETLINK, nl_pid=0, nl_groups=00000000}, msg_namelen=12, msg_iov=[{iov_base=[[{nlmsg_len=72, nlmsg_type=RTM_NEWADDR, nlmsg_flags=NLM_F_MULTI, nlmsg_seq=1703178794, nlmsg_pid=544287}, {ifa_family=AF_INET6, ifa_prefixlen=128, ifa_flags=IFA_F_PERMANENT, ifa_scope=RT_SCOPE_HOST, ifa_index=if_nametoindex("lo")}, [[{nla_len=20, nla_type=IFA_ADDRESS}, inet_pton(AF_INET6, "::1")], [{nla_len=20, nla_type=IFA_CACHEINFO}, {ifa_prefered=4294967295, ifa_valid=4294967295, cstamp=47, tstamp=47}], [{nla_len=8, nla_type=IFA_FLAGS}, IFA_F_PERMANENT]]], [{nlmsg_len=72, nlmsg_type=RTM_NEWADDR, nlmsg_flags=NLM_F_MULTI, nlmsg_seq=1703178794, nlmsg_pid=544287}, {ifa_family=AF_INET6, ifa_prefixlen=64, ifa_flags=IFA_F_PERMANENT, ifa_scope=RT_SCOPE_LINK, ifa_index=if_nametoindex("eth0")}, [[{nla_len=20, nla_type=IFA_ADDRESS}, inet_pton(AF_INET6, "fe80::215:5dff:fe33:2ba3")], [{nla_len=20, nla_type=IFA_CACHEINFO}, {ifa_prefered=4294967295, ifa_valid=4294967295, cstamp=91, tstamp=91}], [{nla_len=8, nla_type=IFA_FLAGS}, IFA_F_PERMANENT]]]], iov_len=4096}], msg_iovlen=1, msg_controllen=0, msg_flags=0}, 0) = 144</text:p>
      <text:p text:style-name="P758">recvmsg(12, {msg_name={sa_family=AF_NETLINK, nl_pid=0, nl_groups=00000000}, msg_namelen=12, msg_iov=[{iov_base=[{nlmsg_len=20, nlmsg_type=NLMSG_DONE, nlmsg_flags=NLM_F_MULTI, nlmsg_seq=1703178794, nlmsg_pid=544287}, 0], iov_len=4096}], msg_iovlen=1, msg_controllen=0, msg_flags=0}, 0) = 20</text:p>
      <text:p text:style-name="P759">close(12) <text:s text:c="30"/>= 0</text:p>
      <text:p text:style-name="P760">socket(AF_INET, SOCK_STREAM|SOCK_CLOEXEC, IPPROTO_TCP) = 12</text:p>
      <text:p text:style-name="P761">setsockopt(12, SOL_SOCKET, SO_REUSEADDR, [1], 4) = 0</text:p>
      <text:p text:style-name="P762">bind(12, {sa_family=AF_INET, sin_port=htons(4042), sin_addr=inet_addr("127.0.0.1")}, 16) = 0</text:p>
      <text:p text:style-name="P763">listen(12, 100) <text:s text:c="24"/>= 0</text:p>
      <text:p text:style-name="P764">getsockname(12, {sa_family=AF_INET, sin_port=htons(4042), sin_addr=inet_addr("127.0.0.1")}, [128 =&gt; 16]) = 0</text:p>
      <text:p text:style-name="P765">getsockname(12, {sa_family=AF_INET, sin_port=htons(4042), sin_addr=inet_addr("127.0.0.1")}, [128 =&gt; 16]) = 0</text:p>
      <text:p text:style-name="P766">getpid() <text:s text:c="31"/>= 544287</text:p>
      <text:p text:style-name="P767">write(6, "\1\0\0\0\0\0\0\0", 8) <text:s text:c="8"/>= 8</text:p>
      <text:p text:style-name="P768">getpid() <text:s text:c="31"/>= 544287</text:p>
      <text:p text:style-name="P769">write(8, "\1\0\0\0\0\0\0\0", 8) <text:s text:c="8"/>= 8</text:p>
      <text:p text:style-name="P770">write(1, "Ok: 545424\n", 11Ok: 545424</text:p>
      <text:p text:style-name="P771">) <text:s text:c="11"/>= 11</text:p>
      <text:p text:style-name="P772">write(1, "id: -1 isChild: 0 idParent: 0 pi"..., 37id: -1 isChild: 0 idParent: 0 pid: 0</text:p>
      <text:p text:style-name="P773">) = 37</text:p>
      <text:p text:style-name="P774">write(1, "id: 0 isChild: 0 idParent: -2 pi"..., 42id: 0 isChild: 0 idParent: -2 pid: 545424</text:p>
      <text:p text:style-name="P775">) = 42</text:p>
      <text:p text:style-name="P776">write(1, "$ ", 2$ ) <text:s text:c="22"/>= 2</text:p>
      <text:p text:style-name="P777">read(0, ^C0x55dcc2dd0680, 1024) <text:s text:c="10"/>= ? ERESTARTSYS (To be restarted if SA_RESTART is set)</text:p>
      <text:p text:style-name="P778">strace: Process 544287 detached</text:p>
      <text:p text:style-name="P779">Пояснения</text:p>
      <text:p text:style-name="Textbody"><text:span text:style-name="T780">Здесь, так же как и в предыдущей работе, мы видим системные вызовы подключения динамической библиотеки<text:s/></text:span><text:span text:style-name="T781">zmq</text:span><text:span text:style-name="T782">,<text:s/></text:span><text:span text:style-name="T783">а также системные вызовы самой этой библиотеки.</text:span></text:p>
      <text:h text:style-name="P784" text:outline-level="1"><text:bookmark-start text:name="Bookmark6"/><text:bookmark-start text:name="__RefHeading__750_2004454639"/><text:bookmark-end text:name="Bookmark6"/>Вывод<text:bookmark-end text:name="__RefHeading__750_2004454639"/></text:h>
      <text:p text:style-name="Standard"><text:span text:style-name="T785">В<text:s/></text:span><text:span text:style-name="T786">ходе лабораторной работы по операционным системам был</text:span><text:span text:style-name="T787">и п</text:span><text:span text:style-name="T788">риобретен</text:span><text:span text:style-name="T789">ы<text:s/></text:span><text:span text:style-name="T790">практически</text:span><text:span text:style-name="T791">е<text:s/></text:span><text:span text:style-name="T792">навык</text:span><text:span text:style-name="T793">и<text:s/></text:span><text:span text:style-name="T794">диагностики работы программного обеспечения</text:span><text:span text:style-name="T795">.</text:span><text:span text:style-name="T796"><text:s/>Я исследовал написанные ранее мной программы с помощью утилиты<text:s/></text:span><text:span text:style-name="T797">strace</text:span><text:span text:style-name="T798">, изучил, какие системные вызовы порождаются моей программой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Lohit Devanagari" svg:font-family="Lohit Devanagari" style:font-family-generic="swiss"/>
    <style:font-face style:name="Liberation Mono" svg:font-family="Liberation Mono" style:font-family-generic="modern" style:font-pitch="fixed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Textbody" style:default-outline-level="1">
      <style:paragraph-properties fo:keep-with-next="always" fo:keep-together="always" fo:margin-top="0.1965in" fo:margin-bottom="0.0784in" fo:line-height="100%"/>
      <style:text-properties fo:font-size="20pt" style:font-size-asian="20pt" style:font-size-complex="20pt" fo:hyphenate="false"/>
    </style:style>
    <style:style style:name="Заголовок2" style:display-name="Заголовок 2" style:family="paragraph" style:parent-style-name="Standard" style:next-style-name="Textbody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Заголовок3" style:display-name="Заголовок 3" style:family="paragraph" style:parent-style-name="Standard" style:next-style-name="Textbody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Заголовок4" style:display-name="Заголовок 4" style:family="paragraph" style:parent-style-name="Standard" style:next-style-name="Textbody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Заголовок5" style:display-name="Заголовок 5" style:family="paragraph" style:parent-style-name="Standard" style:next-style-name="Textbody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Заголовок6" style:display-name="Заголовок 6" style:family="paragraph" style:parent-style-name="Standard" style:next-style-name="Textbody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1%"/>
      <style:text-properties style:font-name="Calibri" style:font-name-asian="Calibri" style:font-name-complex="DejaVu Sans" fo:font-size="11pt" style:font-size-asian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Название" style:display-name="Название" style:family="paragraph" style:parent-style-name="Standard" style:next-style-name="Подзаголовок">
      <style:paragraph-properties fo:keep-with-next="always" fo:keep-together="always" fo:margin-bottom="0.0416in"/>
      <style:text-properties fo:font-weight="bold" style:font-weight-asian="bold" style:font-weight-complex="bold" fo:font-size="26pt" style:font-size-asian="26pt" style:font-size-complex="26pt" fo:hyphenate="false"/>
    </style:style>
    <style:style style:name="Подзаголовок" style:display-name="Подзаголовок" style:family="paragraph" style:parent-style-name="Standard" style:next-style-name="Textbody">
      <style:paragraph-properties fo:keep-with-next="always" fo:keep-together="always" fo:margin-bottom="0.2222in"/>
      <style:text-properties fo:font-style="italic" style:font-style-asian="italic" style:font-style-complex="italic" fo:color="#666666" fo:font-size="15pt" style:font-size-asian="15pt" style:font-size-complex="15pt" fo:hyphenate="false"/>
    </style:style>
    <style:style style:name="Указатель" style:display-name="Указатель" style:family="paragraph" style:parent-style-name="Название">
      <style:paragraph-properties text:number-lines="false"/>
      <style:text-properties fo:font-size="16pt" style:font-size-asian="16pt" style:font-size-complex="16pt" fo:hyphenate="false"/>
    </style:style>
    <style:style style:name="Заголовоктаблицыссылок" style:display-name="Заголовок таблицы ссылок" style:family="paragraph" style:parent-style-name="Указатель">
      <style:text-properties fo:hyphenate="false"/>
    </style:style>
    <style:style style:name="Contents1" style:display-name="Contents 1" style:family="paragraph" style:parent-style-name="Указатель">
      <style:paragraph-properties>
        <style:tab-stops>
          <style:tab-stop style:type="right" style:leader-style="dotted" style:leader-text="." style:position="6.268in"/>
        </style:tab-stops>
      </style:paragraph-properties>
      <style:text-properties fo:hyphenate="false"/>
    </style:style>
    <style:style style:name="Верхнийинижнийколонтитулы" style:display-name="Верхний и нижний колонтитулы" style:family="paragraph" style:parent-style-name="Standard">
      <style:paragraph-properties text:number-lines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Верхнийинижнийколонтитулы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ВерхнийколонтитулЗнак" style:display-name="Верхний колонтитул Знак" style:family="text" style:parent-style-name="Основнойшрифтабзаца">
      <style:text-properties fo:font-size="11pt" style:font-size-asian="11pt"/>
    </style:style>
    <style:style style:name="ListLabel1" style:display-name="ListLabel 1" style:family="text">
      <style:text-properties style:font-name-complex="Symbol"/>
    </style:style>
    <style:style style:name="ListLabel2" style:display-name="ListLabel 2" style:family="text">
      <style:text-properties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OpenSymbol" style:font-name-complex="OpenSymbol"/>
    </style:style>
    <style:style style:name="WW_CharLFO1LVL3" style:family="text">
      <style:text-properties style:font-name="OpenSymbol" style:font-name-complex="OpenSymbol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OpenSymbol" style:font-name-complex="OpenSymbol"/>
    </style:style>
    <style:style style:name="WW_CharLFO1LVL6" style:family="text">
      <style:text-properties style:font-name="OpenSymbol" style:font-name-complex="OpenSymbol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OpenSymbol" style:font-name-complex="OpenSymbol"/>
    </style:style>
    <style:style style:name="WW_CharLFO1LVL9" style:family="text">
      <style:text-properties style:font-name="OpenSymbol" style:font-name-complex="OpenSymbol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5in" fo:margin-bottom="0.3305in" fo:margin-right="0.43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3388in"/>
      </style:footer-style>
    </style:page-layout>
    <style:style style:name="P2" style:parent-style-name="Нижнийколонтитул" style:family="paragraph">
      <style:paragraph-properties fo:text-align="end"/>
    </style:style>
    <style:style style:name="P3" style:parent-style-name="Нижнийколонтитул" style:family="paragraph">
      <style:paragraph-properties fo:text-align="end"/>
    </style:style>
    <style:style style:name="P4" style:parent-style-name="Нижнийколонтитул" style:family="paragraph">
      <style:paragraph-properties fo:text-align="center"/>
      <style:text-properties style:font-name="Times New Roman" fo:font-weight="bold" style:font-weight-asian="bold" style:font-weight-complex="bold" fo:color="#000000" fo:font-size="12pt" style:font-size-asian="12pt" style:font-size-complex="12pt"/>
    </style:style>
  </office:automatic-styles>
  <office:master-styles>
    <style:master-page style:name="MPF0" style:page-layout-name="PL0">
      <style:footer>
        <text:p text:style-name="P2"><text:page-number text:fixed="false">5</text:page-number></text:p>
      </style:footer>
      <style:footer-left>
        <text:p text:style-name="P3"><text:page-number text:fixed="false">2</text:page-number></text:p>
      </style:footer-left>
      <style:footer-first>
        <text:p text:style-name="P4">Москва 2023 г.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ike</meta:initial-creator>
    <dc:creator>Иван Иванов</dc:creator>
    <meta:creation-date>2023-12-22T15:26:00Z</meta:creation-date>
    <dc:date>2023-12-22T18:17:00Z</dc:date>
    <meta:template xlink:href="Normal.dotm" xlink:type="simple"/>
    <meta:editing-cycles>4</meta:editing-cycles>
    <meta:editing-duration>PT5760S</meta:editing-duration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2" meta:paragraph-count="165" meta:word-count="12354" meta:character-count="82608" meta:row-count="586" meta:non-whitespace-character-count="70419"/>
  </office:meta>
</office:document-meta>
</file>